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9.46cm"/>
    </style:style>
    <style:style style:name="co3" style:family="table-column">
      <style:table-column-properties fo:break-before="auto" style:column-width="3.658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1.951cm"/>
    </style:style>
    <style:style style:name="co9" style:family="table-column">
      <style:table-column-properties fo:break-before="auto" style:column-width="2.29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2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4" style:family="table-cell" style:parent-style-name="Default" style:data-style-name="N75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 style:data-style-name="N75"/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4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9" style:family="table-cell" style:parent-style-name="Default" style:data-style-name="N4">
      <style:table-cell-properties fo:border-bottom="none" fo:background-color="#ffffd7" style:text-align-source="fix" style:repeat-content="false" fo:wrap-option="wrap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1">
      <style:table-cell-properties fo:border-bottom="none" fo:background-color="#ffffd7" fo:border-left="0.74pt solid #000000" fo:border-right="none" fo:border-top="none"/>
    </style:style>
    <style:style style:name="ce11" style:family="table-cell" style:parent-style-name="Default" style:data-style-name="N4">
      <style:table-cell-properties fo:border-bottom="none" fo:background-color="#ffffd7" fo:border-left="0.74pt solid #000000" fo:border-right="none" fo:border-top="none"/>
    </style:style>
    <style:style style:name="ce12" style:family="table-cell" style:parent-style-name="Default" style:data-style-name="N4">
      <style:table-cell-properties fo:border-bottom="none" fo:background-color="#ffffd7" fo:border-left="0.74pt solid #000000" fo:border-right="none" fo:border-top="none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fo:border-bottom="0.74pt solid #000000" fo:background-color="#ffffd7" fo:border-left="0.74pt solid #000000" fo:border-right="none" fo:border-top="none"/>
    </style:style>
    <style:style style:name="ce14" style:family="table-cell" style:parent-style-name="Default">
      <style:table-cell-properties fo:border-bottom="none" fo:background-color="#ffffd7" style:text-align-source="fix" style:repeat-content="false" fo:wrap-option="wrap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1">
      <style:table-cell-properties fo:border-bottom="none" fo:background-color="#ffffd7" fo:border-left="none" fo:border-right="0.74pt solid #000000" fo:border-top="none"/>
    </style:style>
    <style:style style:name="ce16" style:family="table-cell" style:parent-style-name="Default">
      <style:table-cell-properties fo:border-bottom="none" fo:background-color="#ffffd7" fo:border-left="none" fo:border-right="0.74pt solid #000000" fo:border-top="none"/>
    </style:style>
    <style:style style:name="ce17" style:family="table-cell" style:parent-style-name="Default">
      <style:table-cell-properties fo:border-bottom="none" fo:background-color="#ffffd7" fo:border-left="none" fo:border-right="0.74pt solid #00000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74pt solid #000000" fo:background-color="#ffffd7" fo:border-left="none" fo:border-right="0.74pt solid #000000" fo:border-top="none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ffffd7" style:text-align-source="fix" style:repeat-content="false" fo:wrap-option="wrap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1">
      <style:table-cell-properties fo:border-bottom="none" fo:background-color="#ffffd7" fo:border-left="0.74pt solid #000000" fo:border-right="0.74pt solid #000000" fo:border-top="none"/>
    </style:style>
    <style:style style:name="ce22" style:family="table-cell" style:parent-style-name="Default">
      <style:table-cell-properties fo:border-bottom="none" fo:background-color="#ffffd7" fo:border-left="0.74pt solid #000000" fo:border-right="0.74pt solid #000000" fo:border-top="none"/>
    </style:style>
    <style:style style:name="ce23" style:family="table-cell" style:parent-style-name="Default" style:data-style-name="N11">
      <style:table-cell-properties fo:border-bottom="none" fo:background-color="#ffffd7" fo:border-left="0.74pt solid #000000" fo:border-right="0.74pt solid #000000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fo:background-color="#ffffd7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cancode_comple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ce2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11"/>
        <table:table-column table:style-name="co9" table:default-cell-style-name="ce16"/>
        <table:table-column table:style-name="co10" table:default-cell-style-name="Default"/>
        <table:table-column table:style-name="co10" table:default-cell-style-name="ce22"/>
        <table:table-column table:style-name="co10" table:number-columns-repeated="16367" table:default-cell-style-name="Default"/>
        <table:table-row table:style-name="ro1">
          <table:table-cell table:style-name="ce4" office:value-type="string" calcext:value-type="string">
            <text:p>run time</text:p>
          </table:table-cell>
          <table:table-cell table:style-name="ce6" office:value-type="string" calcext:value-type="string">
            <text:p>SWHID</text:p>
          </table:table-cell>
          <table:table-cell table:style-name="ce7" office:value-type="string" calcext:value-type="string">
            <text:p>FUSE cold</text:p>
          </table:table-cell>
          <table:table-cell table:style-name="ce7" office:value-type="string" calcext:value-type="string">
            <text:p>FUSE hot</text:p>
          </table:table-cell>
          <table:table-cell table:style-name="ce7" office:value-type="string" calcext:value-type="string">
            <text:p>Vault total</text:p>
          </table:table-cell>
          <table:table-cell table:style-name="ce7" office:value-type="string" calcext:value-type="string">
            <text:p>Vault process only</text:p>
          </table:table-cell>
          <table:table-cell table:style-name="ce6" table:number-columns-repeated="3"/>
          <table:table-cell table:style-name="ce6" office:value-type="string" calcext:value-type="string">
            <text:p>waiting graph</text:p>
          </table:table-cell>
          <table:table-cell table:style-name="ce6" office:value-type="string" calcext:value-type="string">
            <text:p>waiting storage</text:p>
          </table:table-cell>
          <table:table-cell table:style-name="ce6" office:value-type="string" calcext:value-type="string">
            <text:p>waiting objstorage</text:p>
          </table:table-cell>
          <table:table-cell table:style-name="ce7" office:value-type="string" calcext:value-type="string">
            <text:p>FUSE cold overhead</text:p>
          </table:table-cell>
          <table:table-cell table:style-name="ce9" office:value-type="string" calcext:value-type="string">
            <text:p>FUSE cold overhead</text:p>
          </table:table-cell>
          <table:table-cell table:style-name="ce14" office:value-type="string" calcext:value-type="string">
            <text:p>Overhead coz of objstorage</text:p>
          </table:table-cell>
          <table:table-cell table:style-name="ce6" office:value-type="string" calcext:value-type="string">
            <text:p>FUSE hot overhead</text:p>
          </table:table-cell>
          <table:table-cell table:style-name="ce20" office:value-type="string" calcext:value-type="string">
            <text:p>FUSE hot overhead</text:p>
          </table:table-cell>
          <table:table-cell table:style-name="ce6" table:number-columns-repeated="16367"/>
        </table:table-row>
        <table:table-row table:style-name="ro2">
          <table:table-cell table:style-name="ce1" office:value-type="date" office:date-value="2025-03-08T15:29:00" calcext:value-type="date">
            <text:p>2025-03-08T15:29:00</text:p>
          </table:table-cell>
          <table:table-cell office:value-type="string" calcext:value-type="string">
            <text:p>swh:1:dir:8a5889aed5ab1a2eb6c34850e62ad0d883b7da0a</text:p>
          </table:table-cell>
          <table:table-cell office:value-type="float" office:value="119.808460326865" calcext:value-type="float">
            <text:p>119,81</text:p>
          </table:table-cell>
          <table:table-cell office:value-type="float" office:value="106.478667093441" calcext:value-type="float">
            <text:p>106,48</text:p>
          </table:table-cell>
          <table:table-cell office:value-type="float" office:value="106.489304861054" calcext:value-type="float">
            <text:p>106,49</text:p>
          </table:table-cell>
          <table:table-cell office:value-type="float" office:value="105.366100749001" calcext:value-type="float">
            <text:p>105,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4716" calcext:value-type="float">
            <text:p>0,124716</text:p>
          </table:table-cell>
          <table:table-cell office:value-type="float" office:value="8.071975" calcext:value-type="float">
            <text:p>8,071975</text:p>
          </table:table-cell>
          <table:table-cell office:value-type="float" office:value="0.409951" calcext:value-type="float">
            <text:p>0,409951</text:p>
          </table:table-cell>
          <table:table-cell table:formula="of:=[.C2]-[.F2]" office:value-type="float" office:value="14.4423595778644" calcext:value-type="float">
            <text:p>14,44</text:p>
          </table:table-cell>
          <table:table-cell table:style-name="ce10" table:formula="of:=[.M2]/[.F2]" office:value-type="percentage" office:value="0.137068369002934" calcext:value-type="percentage">
            <text:p>13,71 %</text:p>
          </table:table-cell>
          <table:table-cell table:style-name="ce15" table:formula="of:=[.K2]/[.M2]" office:value-type="percentage" office:value="0.558909709765972" calcext:value-type="percentage">
            <text:p>55,89 %</text:p>
          </table:table-cell>
          <table:table-cell table:style-name="ce2" table:formula="of:=[.D2]-[.F2]" office:value-type="float" office:value="1.11256634444" calcext:value-type="float">
            <text:p>1,11</text:p>
          </table:table-cell>
          <table:table-cell table:style-name="ce21" table:formula="of:=[.P2]/[.F2]" office:value-type="percentage" office:value="0.0105590539702168" calcext:value-type="percentage">
            <text:p>1,06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15:34:40" calcext:value-type="date">
            <text:p>2025-03-08T15:34:40</text:p>
          </table:table-cell>
          <table:table-cell office:value-type="string" calcext:value-type="string">
            <text:p>swh:1:dir:fb8c2e7522a4963d1f3c93fa8a1b43568a949d25</text:p>
          </table:table-cell>
          <table:table-cell office:value-type="float" office:value="1414.92010289617" calcext:value-type="float">
            <text:p>1 414,92</text:p>
          </table:table-cell>
          <table:table-cell office:value-type="float" office:value="1286.18278241903" calcext:value-type="float">
            <text:p>1 286,18</text:p>
          </table:table-cell>
          <table:table-cell office:value-type="float" office:value="1243.26378627308" calcext:value-type="float">
            <text:p>1 243,26</text:p>
          </table:table-cell>
          <table:table-cell office:value-type="float" office:value="1241.98140550405" calcext:value-type="float">
            <text:p>1 241,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371157" calcext:value-type="float">
            <text:p>6,371157</text:p>
          </table:table-cell>
          <table:table-cell office:value-type="float" office:value="85.607343" calcext:value-type="float">
            <text:p>85,607343</text:p>
          </table:table-cell>
          <table:table-cell office:value-type="float" office:value="5.025815" calcext:value-type="float">
            <text:p>5,025815</text:p>
          </table:table-cell>
          <table:table-cell table:formula="of:=[.C3]-[.F3]" office:value-type="float" office:value="172.938697392121" calcext:value-type="float">
            <text:p>172,94</text:p>
          </table:table-cell>
          <table:table-cell table:style-name="ce10" table:formula="of:=[.M3]/[.F3]" office:value-type="percentage" office:value="0.139244192083484" calcext:value-type="percentage">
            <text:p>13,92 %</text:p>
          </table:table-cell>
          <table:table-cell table:style-name="ce15" table:formula="of:=[.K3]/[.M3]" office:value-type="percentage" office:value="0.495015541870852" calcext:value-type="percentage">
            <text:p>49,50 %</text:p>
          </table:table-cell>
          <table:table-cell table:style-name="ce2" table:formula="of:=[.D3]-[.F3]" office:value-type="float" office:value="44.2013769149801" calcext:value-type="float">
            <text:p>44,20</text:p>
          </table:table-cell>
          <table:table-cell table:style-name="ce21" table:formula="of:=[.P3]/[.F3]" office:value-type="percentage" office:value="0.0355894031255977" calcext:value-type="percentage">
            <text:p>3,56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18:11:39" calcext:value-type="date">
            <text:p>2025-03-08T18:11:39</text:p>
          </table:table-cell>
          <table:table-cell office:value-type="string" calcext:value-type="string">
            <text:p>swh:1:dir:8a76f070374328d0cc36ad3f1ecc005c741df752</text:p>
          </table:table-cell>
          <table:table-cell office:value-type="float" office:value="80.8391078673303" calcext:value-type="float">
            <text:p>80,84</text:p>
          </table:table-cell>
          <table:table-cell office:value-type="float" office:value="73.9220727365464" calcext:value-type="float">
            <text:p>73,92</text:p>
          </table:table-cell>
          <table:table-cell office:value-type="float" office:value="74.5499136354774" calcext:value-type="float">
            <text:p>74,55</text:p>
          </table:table-cell>
          <table:table-cell office:value-type="float" office:value="73.5409312229604" calcext:value-type="float">
            <text:p>73,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416" calcext:value-type="float">
            <text:p>0,028416</text:p>
          </table:table-cell>
          <table:table-cell office:value-type="float" office:value="3.733348" calcext:value-type="float">
            <text:p>3,733348</text:p>
          </table:table-cell>
          <table:table-cell office:value-type="float" office:value="0.266491" calcext:value-type="float">
            <text:p>0,266491</text:p>
          </table:table-cell>
          <table:table-cell table:formula="of:=[.C4]-[.F4]" office:value-type="float" office:value="7.29817664436996" calcext:value-type="float">
            <text:p>7,30</text:p>
          </table:table-cell>
          <table:table-cell table:style-name="ce10" table:formula="of:=[.M4]/[.F4]" office:value-type="percentage" office:value="0.0992396550193721" calcext:value-type="percentage">
            <text:p>9,92 %</text:p>
          </table:table-cell>
          <table:table-cell table:style-name="ce15" table:formula="of:=[.K4]/[.M4]" office:value-type="percentage" office:value="0.511545305344181" calcext:value-type="percentage">
            <text:p>51,15 %</text:p>
          </table:table-cell>
          <table:table-cell table:style-name="ce2" table:formula="of:=[.D4]-[.F4]" office:value-type="float" office:value="0.381141513586002" calcext:value-type="float">
            <text:p>0,38</text:p>
          </table:table-cell>
          <table:table-cell table:style-name="ce21" table:formula="of:=[.P4]/[.F4]" office:value-type="percentage" office:value="0.00518271263700023" calcext:value-type="percentage">
            <text:p>0,52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18:15:35" calcext:value-type="date">
            <text:p>2025-03-08T18:15:35</text:p>
          </table:table-cell>
          <table:table-cell office:value-type="string" calcext:value-type="string">
            <text:p>swh:1:dir:14589af612e517a7d36909d56bceed5be130661c</text:p>
          </table:table-cell>
          <table:table-cell office:value-type="float" office:value="115.853297432885" calcext:value-type="float">
            <text:p>115,85</text:p>
          </table:table-cell>
          <table:table-cell office:value-type="float" office:value="99.2073803860694" calcext:value-type="float">
            <text:p>99,21</text:p>
          </table:table-cell>
          <table:table-cell office:value-type="float" office:value="105.43967677094" calcext:value-type="float">
            <text:p>105,44</text:p>
          </table:table-cell>
          <table:table-cell office:value-type="float" office:value="104.461514282972" calcext:value-type="float">
            <text:p>104,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193" calcext:value-type="float">
            <text:p>0,090193</text:p>
          </table:table-cell>
          <table:table-cell office:value-type="float" office:value="12.267995" calcext:value-type="float">
            <text:p>12,267995</text:p>
          </table:table-cell>
          <table:table-cell office:value-type="float" office:value="0.501368" calcext:value-type="float">
            <text:p>0,501368</text:p>
          </table:table-cell>
          <table:table-cell table:formula="of:=[.C5]-[.F5]" office:value-type="float" office:value="11.391783149913" calcext:value-type="float">
            <text:p>11,39</text:p>
          </table:table-cell>
          <table:table-cell table:style-name="ce10" table:formula="of:=[.M5]/[.F5]" office:value-type="percentage" office:value="0.10905244125654" calcext:value-type="percentage">
            <text:p>10,91 %</text:p>
          </table:table-cell>
          <table:table-cell table:style-name="ce15" table:formula="of:=[.K5]/[.M5]" office:value-type="percentage" office:value="1.07691612792803" calcext:value-type="percentage">
            <text:p>107,69 %</text:p>
          </table:table-cell>
          <table:table-cell table:style-name="ce2" table:formula="of:=[.D5]-[.F5]" office:value-type="float" office:value="-5.2541338969026" calcext:value-type="float">
            <text:p>-5,25</text:p>
          </table:table-cell>
          <table:table-cell table:style-name="ce21" table:formula="of:=[.P5]/[.F5]" office:value-type="percentage" office:value="-0.0502973169876694" calcext:value-type="percentage">
            <text:p>-5,03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18:21:14" calcext:value-type="date">
            <text:p>2025-03-08T18:21:14</text:p>
          </table:table-cell>
          <table:table-cell office:value-type="string" calcext:value-type="string">
            <text:p>swh:1:dir:bbbeff5e8a02fdb5af82b0cee9b3fcb48d7cf845</text:p>
          </table:table-cell>
          <table:table-cell office:value-type="float" office:value="72.7181451339275" calcext:value-type="float">
            <text:p>72,72</text:p>
          </table:table-cell>
          <table:table-cell office:value-type="float" office:value="67.6824642848223" calcext:value-type="float">
            <text:p>67,68</text:p>
          </table:table-cell>
          <table:table-cell office:value-type="float" office:value="67.6142527591437" calcext:value-type="float">
            <text:p>67,61</text:p>
          </table:table-cell>
          <table:table-cell office:value-type="float" office:value="66.6089657880366" calcext:value-type="float">
            <text:p>66,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495" calcext:value-type="float">
            <text:p>0,022495</text:p>
          </table:table-cell>
          <table:table-cell office:value-type="float" office:value="3.19141" calcext:value-type="float">
            <text:p>3,19141</text:p>
          </table:table-cell>
          <table:table-cell office:value-type="float" office:value="0.188865" calcext:value-type="float">
            <text:p>0,188865</text:p>
          </table:table-cell>
          <table:table-cell table:formula="of:=[.C6]-[.F6]" office:value-type="float" office:value="6.10917934589088" calcext:value-type="float">
            <text:p>6,11</text:p>
          </table:table-cell>
          <table:table-cell table:style-name="ce10" table:formula="of:=[.M6]/[.F6]" office:value-type="percentage" office:value="0.0917170725234129" calcext:value-type="percentage">
            <text:p>9,17 %</text:p>
          </table:table-cell>
          <table:table-cell table:style-name="ce15" table:formula="of:=[.K6]/[.M6]" office:value-type="percentage" office:value="0.522395860279759" calcext:value-type="percentage">
            <text:p>52,24 %</text:p>
          </table:table-cell>
          <table:table-cell table:style-name="ce2" table:formula="of:=[.D6]-[.F6]" office:value-type="float" office:value="1.0734984967857" calcext:value-type="float">
            <text:p>1,07</text:p>
          </table:table-cell>
          <table:table-cell table:style-name="ce21" table:formula="of:=[.P6]/[.F6]" office:value-type="percentage" office:value="0.0161164264312675" calcext:value-type="percentage">
            <text:p>1,61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18:24:49" calcext:value-type="date">
            <text:p>2025-03-08T18:24:49</text:p>
          </table:table-cell>
          <table:table-cell office:value-type="string" calcext:value-type="string">
            <text:p>swh:1:dir:4711e2e94568ed2bd04a934465d35621108e75f6</text:p>
          </table:table-cell>
          <table:table-cell office:value-type="float" office:value="2347.56241410598" calcext:value-type="float">
            <text:p>2 347,56</text:p>
          </table:table-cell>
          <table:table-cell office:value-type="float" office:value="2140.77138843201" calcext:value-type="float">
            <text:p>2 140,77</text:p>
          </table:table-cell>
          <table:table-cell office:value-type="float" office:value="2116.67908162251" calcext:value-type="float">
            <text:p>2 116,68</text:p>
          </table:table-cell>
          <table:table-cell office:value-type="float" office:value="2115.19707603194" calcext:value-type="float">
            <text:p>2 115,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657361" calcext:value-type="float">
            <text:p>5,657361</text:p>
          </table:table-cell>
          <table:table-cell office:value-type="float" office:value="112.600571" calcext:value-type="float">
            <text:p>112,600571</text:p>
          </table:table-cell>
          <table:table-cell office:value-type="float" office:value="8.564709" calcext:value-type="float">
            <text:p>8,564709</text:p>
          </table:table-cell>
          <table:table-cell table:formula="of:=[.C7]-[.F7]" office:value-type="float" office:value="232.365338074043" calcext:value-type="float">
            <text:p>232,37</text:p>
          </table:table-cell>
          <table:table-cell table:style-name="ce10" table:formula="of:=[.M7]/[.F7]" office:value-type="percentage" office:value="0.109855171750689" calcext:value-type="percentage">
            <text:p>10,99 %</text:p>
          </table:table-cell>
          <table:table-cell table:style-name="ce15" table:formula="of:=[.K7]/[.M7]" office:value-type="percentage" office:value="0.484584198027503" calcext:value-type="percentage">
            <text:p>48,46 %</text:p>
          </table:table-cell>
          <table:table-cell table:style-name="ce2" table:formula="of:=[.D7]-[.F7]" office:value-type="float" office:value="25.5743124000701" calcext:value-type="float">
            <text:p>25,57</text:p>
          </table:table-cell>
          <table:table-cell table:style-name="ce21" table:formula="of:=[.P7]/[.F7]" office:value-type="percentage" office:value="0.0120907468575207" calcext:value-type="percentage">
            <text:p>1,21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20:15:01" calcext:value-type="date">
            <text:p>2025-03-08T20:15:01</text:p>
          </table:table-cell>
          <table:table-cell office:value-type="string" calcext:value-type="string">
            <text:p>swh:1:dir:0034f4670542ecf23005b5a10bc5207af79b41ad</text:p>
          </table:table-cell>
          <table:table-cell office:value-type="float" office:value="232.559042155743" calcext:value-type="float">
            <text:p>232,56</text:p>
          </table:table-cell>
          <table:table-cell office:value-type="float" office:value="216.853665575385" calcext:value-type="float">
            <text:p>216,85</text:p>
          </table:table-cell>
          <table:table-cell office:value-type="float" office:value="216.852898575366" calcext:value-type="float">
            <text:p>216,85</text:p>
          </table:table-cell>
          <table:table-cell office:value-type="float" office:value="215.899309171364" calcext:value-type="float">
            <text:p>215,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4528" calcext:value-type="float">
            <text:p>0,234528</text:p>
          </table:table-cell>
          <table:table-cell office:value-type="float" office:value="9.947372" calcext:value-type="float">
            <text:p>9,947372</text:p>
          </table:table-cell>
          <table:table-cell office:value-type="float" office:value="0.805373" calcext:value-type="float">
            <text:p>0,805373</text:p>
          </table:table-cell>
          <table:table-cell table:formula="of:=[.C8]-[.F8]" office:value-type="float" office:value="16.6597329843789" calcext:value-type="float">
            <text:p>16,66</text:p>
          </table:table-cell>
          <table:table-cell table:style-name="ce10" table:formula="of:=[.M8]/[.F8]" office:value-type="percentage" office:value="0.0771643644823139" calcext:value-type="percentage">
            <text:p>7,72 %</text:p>
          </table:table-cell>
          <table:table-cell table:style-name="ce15" table:formula="of:=[.K8]/[.M8]" office:value-type="percentage" office:value="0.597090722241899" calcext:value-type="percentage">
            <text:p>59,71 %</text:p>
          </table:table-cell>
          <table:table-cell table:style-name="ce2" table:formula="of:=[.D8]-[.F8]" office:value-type="float" office:value="0.954356404021013" calcext:value-type="float">
            <text:p>0,95</text:p>
          </table:table-cell>
          <table:table-cell table:style-name="ce21" table:formula="of:=[.P8]/[.F8]" office:value-type="percentage" office:value="0.00442037729385933" calcext:value-type="percentage">
            <text:p>0,44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20:26:25" calcext:value-type="date">
            <text:p>2025-03-08T20:26:25</text:p>
          </table:table-cell>
          <table:table-cell office:value-type="string" calcext:value-type="string">
            <text:p>swh:1:dir:898f5b9561951744cf1624b1376e1403a7c5f900</text:p>
          </table:table-cell>
          <table:table-cell office:value-type="float" office:value="254.327025679871" calcext:value-type="float">
            <text:p>254,33</text:p>
          </table:table-cell>
          <table:table-cell office:value-type="float" office:value="240.24495972693" calcext:value-type="float">
            <text:p>240,24</text:p>
          </table:table-cell>
          <table:table-cell office:value-type="float" office:value="236.122374631464" calcext:value-type="float">
            <text:p>236,12</text:p>
          </table:table-cell>
          <table:table-cell office:value-type="float" office:value="235.148807816207" calcext:value-type="float">
            <text:p>235,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0047" calcext:value-type="float">
            <text:p>0,060047</text:p>
          </table:table-cell>
          <table:table-cell office:value-type="float" office:value="11.429282" calcext:value-type="float">
            <text:p>11,429282</text:p>
          </table:table-cell>
          <table:table-cell office:value-type="float" office:value="0.637886" calcext:value-type="float">
            <text:p>0,637886</text:p>
          </table:table-cell>
          <table:table-cell table:formula="of:=[.C9]-[.F9]" office:value-type="float" office:value="19.178217863664" calcext:value-type="float">
            <text:p>19,18</text:p>
          </table:table-cell>
          <table:table-cell table:style-name="ce10" table:formula="of:=[.M9]/[.F9]" office:value-type="percentage" office:value="0.0815577933044583" calcext:value-type="percentage">
            <text:p>8,16 %</text:p>
          </table:table-cell>
          <table:table-cell table:style-name="ce15" table:formula="of:=[.K9]/[.M9]" office:value-type="percentage" office:value="0.595951202622141" calcext:value-type="percentage">
            <text:p>59,60 %</text:p>
          </table:table-cell>
          <table:table-cell table:style-name="ce2" table:formula="of:=[.D9]-[.F9]" office:value-type="float" office:value="5.096151910723" calcext:value-type="float">
            <text:p>5,10</text:p>
          </table:table-cell>
          <table:table-cell table:style-name="ce21" table:formula="of:=[.P9]/[.F9]" office:value-type="percentage" office:value="0.0216720295460999" calcext:value-type="percentage">
            <text:p>2,17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20:38:43" calcext:value-type="date">
            <text:p>2025-03-08T20:38:43</text:p>
          </table:table-cell>
          <table:table-cell office:value-type="string" calcext:value-type="string">
            <text:p>swh:1:dir:f1c0e733fa7cfd92dcfdc1c7ece380b5c7aa2567</text:p>
          </table:table-cell>
          <table:table-cell office:value-type="float" office:value="1375.29049192742" calcext:value-type="float">
            <text:p>1 375,29</text:p>
          </table:table-cell>
          <table:table-cell office:value-type="float" office:value="1255.83439230546" calcext:value-type="float">
            <text:p>1 255,83</text:p>
          </table:table-cell>
          <table:table-cell office:value-type="float" office:value="1249.28595627844" calcext:value-type="float">
            <text:p>1 249,29</text:p>
          </table:table-cell>
          <table:table-cell office:value-type="float" office:value="1247.85275303945" calcext:value-type="float">
            <text:p>1 247,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83384" calcext:value-type="float">
            <text:p>3,983384</text:p>
          </table:table-cell>
          <table:table-cell office:value-type="float" office:value="65.519361" calcext:value-type="float">
            <text:p>65,519361</text:p>
          </table:table-cell>
          <table:table-cell office:value-type="float" office:value="1.922472" calcext:value-type="float">
            <text:p>1,922472</text:p>
          </table:table-cell>
          <table:table-cell table:formula="of:=[.C10]-[.F10]" office:value-type="float" office:value="127.437738887966" calcext:value-type="float">
            <text:p>127,44</text:p>
          </table:table-cell>
          <table:table-cell table:style-name="ce10" table:formula="of:=[.M10]/[.F10]" office:value-type="percentage" office:value="0.10212562225596" calcext:value-type="percentage">
            <text:p>10,21 %</text:p>
          </table:table-cell>
          <table:table-cell table:style-name="ce15" table:formula="of:=[.K10]/[.M10]" office:value-type="percentage" office:value="0.514128401615788" calcext:value-type="percentage">
            <text:p>51,41 %</text:p>
          </table:table-cell>
          <table:table-cell table:style-name="ce2" table:formula="of:=[.D10]-[.F10]" office:value-type="float" office:value="7.98163926601001" calcext:value-type="float">
            <text:p>7,98</text:p>
          </table:table-cell>
          <table:table-cell table:style-name="ce21" table:formula="of:=[.P10]/[.F10]" office:value-type="percentage" office:value="0.00639629895960784" calcext:value-type="percentage">
            <text:p>0,64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21:43:31" calcext:value-type="date">
            <text:p>2025-03-08T21:43:31</text:p>
          </table:table-cell>
          <table:table-cell office:value-type="string" calcext:value-type="string">
            <text:p>swh:1:dir:842d80daa0b0cadeecca84e56ba5d312110619c7</text:p>
          </table:table-cell>
          <table:table-cell office:value-type="float" office:value="1837.60414566845" calcext:value-type="float">
            <text:p>1 837,60</text:p>
          </table:table-cell>
          <table:table-cell office:value-type="float" office:value="1688.47992572188" calcext:value-type="float">
            <text:p>1 688,48</text:p>
          </table:table-cell>
          <table:table-cell office:value-type="float" office:value="1655.97483297624" calcext:value-type="float">
            <text:p>1 655,97</text:p>
          </table:table-cell>
          <table:table-cell office:value-type="float" office:value="1654.23996539228" calcext:value-type="float">
            <text:p>1 654,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07808" calcext:value-type="float">
            <text:p>4,407808</text:p>
          </table:table-cell>
          <table:table-cell office:value-type="float" office:value="78.618251" calcext:value-type="float">
            <text:p>78,618251</text:p>
          </table:table-cell>
          <table:table-cell office:value-type="float" office:value="3.583725" calcext:value-type="float">
            <text:p>3,583725</text:p>
          </table:table-cell>
          <table:table-cell table:formula="of:=[.C11]-[.F11]" office:value-type="float" office:value="183.36418027617" calcext:value-type="float">
            <text:p>183,36</text:p>
          </table:table-cell>
          <table:table-cell table:style-name="ce10" table:formula="of:=[.M11]/[.F11]" office:value-type="percentage" office:value="0.110844970567911" calcext:value-type="percentage">
            <text:p>11,08 %</text:p>
          </table:table-cell>
          <table:table-cell table:style-name="ce15" table:formula="of:=[.K11]/[.M11]" office:value-type="percentage" office:value="0.428754683066184" calcext:value-type="percentage">
            <text:p>42,88 %</text:p>
          </table:table-cell>
          <table:table-cell table:style-name="ce2" table:formula="of:=[.D11]-[.F11]" office:value-type="float" office:value="34.2399603295999" calcext:value-type="float">
            <text:p>34,24</text:p>
          </table:table-cell>
          <table:table-cell table:style-name="ce21" table:formula="of:=[.P11]/[.F11]" office:value-type="percentage" office:value="0.0206983031760331" calcext:value-type="percentage">
            <text:p>2,07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23:10:00" calcext:value-type="date">
            <text:p>2025-03-08T23:10:00</text:p>
          </table:table-cell>
          <table:table-cell office:value-type="string" calcext:value-type="string">
            <text:p>swh:1:dir:18d4806d312f6fcb56c5ef72524fd20bda7c6da5</text:p>
          </table:table-cell>
          <table:table-cell office:value-type="float" office:value="239.805801028386" calcext:value-type="float">
            <text:p>239,81</text:p>
          </table:table-cell>
          <table:table-cell office:value-type="float" office:value="223.32086128369" calcext:value-type="float">
            <text:p>223,32</text:p>
          </table:table-cell>
          <table:table-cell office:value-type="float" office:value="221.6420195885" calcext:value-type="float">
            <text:p>221,64</text:p>
          </table:table-cell>
          <table:table-cell office:value-type="float" office:value="220.477076297626" calcext:value-type="float">
            <text:p>220,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133" calcext:value-type="float">
            <text:p>0,055133</text:p>
          </table:table-cell>
          <table:table-cell office:value-type="float" office:value="10.804949" calcext:value-type="float">
            <text:p>10,804949</text:p>
          </table:table-cell>
          <table:table-cell office:value-type="float" office:value="0.603581" calcext:value-type="float">
            <text:p>0,603581</text:p>
          </table:table-cell>
          <table:table-cell table:formula="of:=[.C12]-[.F12]" office:value-type="float" office:value="19.3287247307599" calcext:value-type="float">
            <text:p>19,33</text:p>
          </table:table-cell>
          <table:table-cell table:style-name="ce10" table:formula="of:=[.M12]/[.F12]" office:value-type="percentage" office:value="0.0876677297038705" calcext:value-type="percentage">
            <text:p>8,77 %</text:p>
          </table:table-cell>
          <table:table-cell table:style-name="ce15" table:formula="of:=[.K12]/[.M12]" office:value-type="percentage" office:value="0.559009926961448" calcext:value-type="percentage">
            <text:p>55,90 %</text:p>
          </table:table-cell>
          <table:table-cell table:style-name="ce2" table:formula="of:=[.D12]-[.F12]" office:value-type="float" office:value="2.84378498606398" calcext:value-type="float">
            <text:p>2,84</text:p>
          </table:table-cell>
          <table:table-cell table:style-name="ce21" table:formula="of:=[.P12]/[.F12]" office:value-type="percentage" office:value="0.0128983250042063" calcext:value-type="percentage">
            <text:p>1,29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23:21:32" calcext:value-type="date">
            <text:p>2025-03-08T23:21:32</text:p>
          </table:table-cell>
          <table:table-cell office:value-type="string" calcext:value-type="string">
            <text:p>swh:1:dir:2a1e2c51209b436109ee102513519e803b3556f6</text:p>
          </table:table-cell>
          <table:table-cell office:value-type="float" office:value="302.887139013037" calcext:value-type="float">
            <text:p>302,89</text:p>
          </table:table-cell>
          <table:table-cell office:value-type="float" office:value="277.431934267283" calcext:value-type="float">
            <text:p>277,43</text:p>
          </table:table-cell>
          <table:table-cell office:value-type="float" office:value="273.26013555564" calcext:value-type="float">
            <text:p>273,26</text:p>
          </table:table-cell>
          <table:table-cell office:value-type="float" office:value="272.17145132646" calcext:value-type="float">
            <text:p>272,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62254" calcext:value-type="float">
            <text:p>0,862254</text:p>
          </table:table-cell>
          <table:table-cell office:value-type="float" office:value="14.30921" calcext:value-type="float">
            <text:p>14,30921</text:p>
          </table:table-cell>
          <table:table-cell office:value-type="float" office:value="1.299216" calcext:value-type="float">
            <text:p>1,299216</text:p>
          </table:table-cell>
          <table:table-cell table:formula="of:=[.C13]-[.F13]" office:value-type="float" office:value="30.7156876865774" calcext:value-type="float">
            <text:p>30,72</text:p>
          </table:table-cell>
          <table:table-cell table:style-name="ce10" table:formula="of:=[.M13]/[.F13]" office:value-type="percentage" office:value="0.11285418634791" calcext:value-type="percentage">
            <text:p>11,29 %</text:p>
          </table:table-cell>
          <table:table-cell table:style-name="ce15" table:formula="of:=[.K13]/[.M13]" office:value-type="percentage" office:value="0.465859991350708" calcext:value-type="percentage">
            <text:p>46,59 %</text:p>
          </table:table-cell>
          <table:table-cell table:style-name="ce2" table:formula="of:=[.D13]-[.F13]" office:value-type="float" office:value="5.26048294082301" calcext:value-type="float">
            <text:p>5,26</text:p>
          </table:table-cell>
          <table:table-cell table:style-name="ce21" table:formula="of:=[.P13]/[.F13]" office:value-type="percentage" office:value="0.0193278277908481" calcext:value-type="percentage">
            <text:p>1,93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23:35:53" calcext:value-type="date">
            <text:p>2025-03-08T23:35:53</text:p>
          </table:table-cell>
          <table:table-cell office:value-type="string" calcext:value-type="string">
            <text:p>swh:1:dir:396abbff5949ec9e1437b427f966087e22763c55</text:p>
          </table:table-cell>
          <table:table-cell office:value-type="float" office:value="286.868706734851" calcext:value-type="float">
            <text:p>286,87</text:p>
          </table:table-cell>
          <table:table-cell office:value-type="float" office:value="265.097874900326" calcext:value-type="float">
            <text:p>265,10</text:p>
          </table:table-cell>
          <table:table-cell office:value-type="float" office:value="263.586597213522" calcext:value-type="float">
            <text:p>263,59</text:p>
          </table:table-cell>
          <table:table-cell office:value-type="float" office:value="262.64299313724" calcext:value-type="float">
            <text:p>262,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563" calcext:value-type="float">
            <text:p>0,090563</text:p>
          </table:table-cell>
          <table:table-cell office:value-type="float" office:value="12.02394" calcext:value-type="float">
            <text:p>12,02394</text:p>
          </table:table-cell>
          <table:table-cell office:value-type="float" office:value="0.433097" calcext:value-type="float">
            <text:p>0,433097</text:p>
          </table:table-cell>
          <table:table-cell table:formula="of:=[.C14]-[.F14]" office:value-type="float" office:value="24.2257135976106" calcext:value-type="float">
            <text:p>24,23</text:p>
          </table:table-cell>
          <table:table-cell table:style-name="ce10" table:formula="of:=[.M14]/[.F14]" office:value-type="percentage" office:value="0.0922381873136506" calcext:value-type="percentage">
            <text:p>9,22 %</text:p>
          </table:table-cell>
          <table:table-cell table:style-name="ce15" table:formula="of:=[.K14]/[.M14]" office:value-type="percentage" office:value="0.496329652026677" calcext:value-type="percentage">
            <text:p>49,63 %</text:p>
          </table:table-cell>
          <table:table-cell table:style-name="ce2" table:formula="of:=[.D14]-[.F14]" office:value-type="float" office:value="2.45488176308601" calcext:value-type="float">
            <text:p>2,45</text:p>
          </table:table-cell>
          <table:table-cell table:style-name="ce21" table:formula="of:=[.P14]/[.F14]" office:value-type="percentage" office:value="0.00934683896860423" calcext:value-type="percentage">
            <text:p>0,93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23:49:46" calcext:value-type="date">
            <text:p>2025-03-08T23:49:46</text:p>
          </table:table-cell>
          <table:table-cell office:value-type="string" calcext:value-type="string">
            <text:p>swh:1:dir:9b6027c12d876b1b767d57426f735b895ca136a8</text:p>
          </table:table-cell>
          <table:table-cell office:value-type="float" office:value="9.27421017363668" calcext:value-type="float">
            <text:p>9,27</text:p>
          </table:table-cell>
          <table:table-cell office:value-type="float" office:value="8.69083324074745" calcext:value-type="float">
            <text:p>8,69</text:p>
          </table:table-cell>
          <table:table-cell office:value-type="float" office:value="9.73728900402784" calcext:value-type="float">
            <text:p>9,74</text:p>
          </table:table-cell>
          <table:table-cell office:value-type="float" office:value="8.86343468353152" calcext:value-type="float">
            <text:p>8,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652" calcext:value-type="float">
            <text:p>0,018652</text:p>
          </table:table-cell>
          <table:table-cell office:value-type="float" office:value="0.386201" calcext:value-type="float">
            <text:p>0,386201</text:p>
          </table:table-cell>
          <table:table-cell office:value-type="float" office:value="0.023437" calcext:value-type="float">
            <text:p>0,023437</text:p>
          </table:table-cell>
          <table:table-cell table:formula="of:=[.C15]-[.F15]" office:value-type="float" office:value="0.410775490105152" calcext:value-type="float">
            <text:p>0,41</text:p>
          </table:table-cell>
          <table:table-cell table:style-name="ce10" table:formula="of:=[.M15]/[.F15]" office:value-type="percentage" office:value="0.0463449559648003" calcext:value-type="percentage">
            <text:p>4,63 %</text:p>
          </table:table-cell>
          <table:table-cell table:style-name="ce15" table:formula="of:=[.K15]/[.M15]" office:value-type="percentage" office:value="0.940175373903488" calcext:value-type="percentage">
            <text:p>94,02 %</text:p>
          </table:table-cell>
          <table:table-cell table:style-name="ce2" table:formula="of:=[.D15]-[.F15]" office:value-type="float" office:value="-0.172601442784069" calcext:value-type="float">
            <text:p>-0,17</text:p>
          </table:table-cell>
          <table:table-cell table:style-name="ce21" table:formula="of:=[.P15]/[.F15]" office:value-type="percentage" office:value="-0.0194734263800428" calcext:value-type="percentage">
            <text:p>-1,95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23:50:21" calcext:value-type="date">
            <text:p>2025-03-08T23:50:21</text:p>
          </table:table-cell>
          <table:table-cell office:value-type="string" calcext:value-type="string">
            <text:p>swh:1:dir:ccc1596182fbc3d5c5e01c741354b809e6eb767b</text:p>
          </table:table-cell>
          <table:table-cell office:value-type="float" office:value="192.800191234797" calcext:value-type="float">
            <text:p>192,80</text:p>
          </table:table-cell>
          <table:table-cell office:value-type="float" office:value="179.244986152276" calcext:value-type="float">
            <text:p>179,24</text:p>
          </table:table-cell>
          <table:table-cell office:value-type="float" office:value="179.910970266908" calcext:value-type="float">
            <text:p>179,91</text:p>
          </table:table-cell>
          <table:table-cell office:value-type="float" office:value="178.742382703349" calcext:value-type="float">
            <text:p>178,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0234" calcext:value-type="float">
            <text:p>0,050234</text:p>
          </table:table-cell>
          <table:table-cell office:value-type="float" office:value="9.280035" calcext:value-type="float">
            <text:p>9,280035</text:p>
          </table:table-cell>
          <table:table-cell office:value-type="float" office:value="0.458987" calcext:value-type="float">
            <text:p>0,458987</text:p>
          </table:table-cell>
          <table:table-cell table:formula="of:=[.C16]-[.F16]" office:value-type="float" office:value="14.0578085314482" calcext:value-type="float">
            <text:p>14,06</text:p>
          </table:table-cell>
          <table:table-cell table:style-name="ce10" table:formula="of:=[.M16]/[.F16]" office:value-type="percentage" office:value="0.0786484342372192" calcext:value-type="percentage">
            <text:p>7,86 %</text:p>
          </table:table-cell>
          <table:table-cell table:style-name="ce15" table:formula="of:=[.K16]/[.M16]" office:value-type="percentage" office:value="0.660133830905432" calcext:value-type="percentage">
            <text:p>66,01 %</text:p>
          </table:table-cell>
          <table:table-cell table:style-name="ce2" table:formula="of:=[.D16]-[.F16]" office:value-type="float" office:value="0.502603448927005" calcext:value-type="float">
            <text:p>0,50</text:p>
          </table:table-cell>
          <table:table-cell table:style-name="ce21" table:formula="of:=[.P16]/[.F16]" office:value-type="percentage" office:value="0.00281188737290782" calcext:value-type="percentage">
            <text:p>0,28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23:59:51" calcext:value-type="date">
            <text:p>2025-03-08T23:59:51</text:p>
          </table:table-cell>
          <table:table-cell office:value-type="string" calcext:value-type="string">
            <text:p>swh:1:dir:c027d4d47f5322e92336c8b3a2da1a5ce1d3a0a0</text:p>
          </table:table-cell>
          <table:table-cell office:value-type="float" office:value="314.774267673492" calcext:value-type="float">
            <text:p>314,77</text:p>
          </table:table-cell>
          <table:table-cell office:value-type="float" office:value="285.899352779612" calcext:value-type="float">
            <text:p>285,90</text:p>
          </table:table-cell>
          <table:table-cell office:value-type="float" office:value="281.444864409044" calcext:value-type="float">
            <text:p>281,44</text:p>
          </table:table-cell>
          <table:table-cell office:value-type="float" office:value="280.426269505173" calcext:value-type="float">
            <text:p>280,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87727" calcext:value-type="float">
            <text:p>1,187727</text:p>
          </table:table-cell>
          <table:table-cell office:value-type="float" office:value="16.076278" calcext:value-type="float">
            <text:p>16,076278</text:p>
          </table:table-cell>
          <table:table-cell office:value-type="float" office:value="1.276577" calcext:value-type="float">
            <text:p>1,276577</text:p>
          </table:table-cell>
          <table:table-cell table:formula="of:=[.C17]-[.F17]" office:value-type="float" office:value="34.3479981683195" calcext:value-type="float">
            <text:p>34,35</text:p>
          </table:table-cell>
          <table:table-cell table:style-name="ce10" table:formula="of:=[.M17]/[.F17]" office:value-type="percentage" office:value="0.122484952030095" calcext:value-type="percentage">
            <text:p>12,25 %</text:p>
          </table:table-cell>
          <table:table-cell table:style-name="ce15" table:formula="of:=[.K17]/[.M17]" office:value-type="percentage" office:value="0.468041191839465" calcext:value-type="percentage">
            <text:p>46,80 %</text:p>
          </table:table-cell>
          <table:table-cell table:style-name="ce2" table:formula="of:=[.D17]-[.F17]" office:value-type="float" office:value="5.47308327443898" calcext:value-type="float">
            <text:p>5,47</text:p>
          </table:table-cell>
          <table:table-cell table:style-name="ce21" table:formula="of:=[.P17]/[.F17]" office:value-type="percentage" office:value="0.0195170134527572" calcext:value-type="percentage">
            <text:p>1,95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9T00:14:40" calcext:value-type="date">
            <text:p>2025-03-09T00:14:40</text:p>
          </table:table-cell>
          <table:table-cell office:value-type="string" calcext:value-type="string">
            <text:p>swh:1:dir:4e4b5bcbca41299df1bb7be405da526a6b2d5504</text:p>
          </table:table-cell>
          <table:table-cell office:value-type="float" office:value="2308.2189750839" calcext:value-type="float">
            <text:p>2 308,22</text:p>
          </table:table-cell>
          <table:table-cell office:value-type="float" office:value="2147.77463415638" calcext:value-type="float">
            <text:p>2 147,77</text:p>
          </table:table-cell>
          <table:table-cell office:value-type="float" office:value="2109.32645227388" calcext:value-type="float">
            <text:p>2 109,33</text:p>
          </table:table-cell>
          <table:table-cell office:value-type="float" office:value="2107.83181670308" calcext:value-type="float">
            <text:p>2 107,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609288" calcext:value-type="float">
            <text:p>5,609288</text:p>
          </table:table-cell>
          <table:table-cell office:value-type="float" office:value="100.78177" calcext:value-type="float">
            <text:p>100,78177</text:p>
          </table:table-cell>
          <table:table-cell office:value-type="float" office:value="2.650631" calcext:value-type="float">
            <text:p>2,650631</text:p>
          </table:table-cell>
          <table:table-cell table:formula="of:=[.C18]-[.F18]" office:value-type="float" office:value="200.387158380821" calcext:value-type="float">
            <text:p>200,39</text:p>
          </table:table-cell>
          <table:table-cell table:style-name="ce10" table:formula="of:=[.M18]/[.F18]" office:value-type="percentage" office:value="0.0950679066483835" calcext:value-type="percentage">
            <text:p>9,51 %</text:p>
          </table:table-cell>
          <table:table-cell table:style-name="ce15" table:formula="of:=[.K18]/[.M18]" office:value-type="percentage" office:value="0.502935271972226" calcext:value-type="percentage">
            <text:p>50,29 %</text:p>
          </table:table-cell>
          <table:table-cell table:style-name="ce2" table:formula="of:=[.D18]-[.F18]" office:value-type="float" office:value="39.9428174533" calcext:value-type="float">
            <text:p>39,94</text:p>
          </table:table-cell>
          <table:table-cell table:style-name="ce21" table:formula="of:=[.P18]/[.F18]" office:value-type="percentage" office:value="0.018949717494907" calcext:value-type="percentage">
            <text:p>1,89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9T02:04:13" calcext:value-type="date">
            <text:p>2025-03-09T02:04:13</text:p>
          </table:table-cell>
          <table:table-cell office:value-type="string" calcext:value-type="string">
            <text:p>swh:1:dir:8489a31099fdebec5fec6d920e7ed1797ed97f56</text:p>
          </table:table-cell>
          <table:table-cell office:value-type="float" office:value="225.40916618146" calcext:value-type="float">
            <text:p>225,41</text:p>
          </table:table-cell>
          <table:table-cell office:value-type="float" office:value="201.561412684619" calcext:value-type="float">
            <text:p>201,56</text:p>
          </table:table-cell>
          <table:table-cell office:value-type="float" office:value="199.75193316862" calcext:value-type="float">
            <text:p>199,75</text:p>
          </table:table-cell>
          <table:table-cell office:value-type="float" office:value="198.744519159198" calcext:value-type="float">
            <text:p>198,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24" calcext:value-type="float">
            <text:p>0,055024</text:p>
          </table:table-cell>
          <table:table-cell office:value-type="float" office:value="9.867467" calcext:value-type="float">
            <text:p>9,867467</text:p>
          </table:table-cell>
          <table:table-cell office:value-type="float" office:value="0.354679" calcext:value-type="float">
            <text:p>0,354679</text:p>
          </table:table-cell>
          <table:table-cell table:formula="of:=[.C19]-[.F19]" office:value-type="float" office:value="26.6646470222622" calcext:value-type="float">
            <text:p>26,66</text:p>
          </table:table-cell>
          <table:table-cell table:style-name="ce10" table:formula="of:=[.M19]/[.F19]" office:value-type="percentage" office:value="0.134165445845092" calcext:value-type="percentage">
            <text:p>13,42 %</text:p>
          </table:table-cell>
          <table:table-cell table:style-name="ce15" table:formula="of:=[.K19]/[.M19]" office:value-type="percentage" office:value="0.370058039461827" calcext:value-type="percentage">
            <text:p>37,01 %</text:p>
          </table:table-cell>
          <table:table-cell table:style-name="ce2" table:formula="of:=[.D19]-[.F19]" office:value-type="float" office:value="2.81689352542099" calcext:value-type="float">
            <text:p>2,82</text:p>
          </table:table-cell>
          <table:table-cell table:style-name="ce21" table:formula="of:=[.P19]/[.F19]" office:value-type="percentage" office:value="0.0141734400391923" calcext:value-type="percentage">
            <text:p>1,42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9T02:33:14" calcext:value-type="date">
            <text:p>2025-03-09T02:33:14</text:p>
          </table:table-cell>
          <table:table-cell office:value-type="string" calcext:value-type="string">
            <text:p>swh:1:dir:a6be05146449eae2f9df90f583b321e2088bbb1f</text:p>
          </table:table-cell>
          <table:table-cell office:value-type="float" office:value="915.25345171243" calcext:value-type="float">
            <text:p>915,25</text:p>
          </table:table-cell>
          <table:table-cell office:value-type="float" office:value="886.133364375681" calcext:value-type="float">
            <text:p>886,13</text:p>
          </table:table-cell>
          <table:table-cell office:value-type="float" office:value="901.45878348127" calcext:value-type="float">
            <text:p>901,46</text:p>
          </table:table-cell>
          <table:table-cell office:value-type="float" office:value="900.193324498832" calcext:value-type="float">
            <text:p>900,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34667" calcext:value-type="float">
            <text:p>0,534667</text:p>
          </table:table-cell>
          <table:table-cell office:value-type="float" office:value="17.906968" calcext:value-type="float">
            <text:p>17,906968</text:p>
          </table:table-cell>
          <table:table-cell office:value-type="float" office:value="1.65317" calcext:value-type="float">
            <text:p>1,65317</text:p>
          </table:table-cell>
          <table:table-cell table:formula="of:=[.C20]-[.F20]" office:value-type="float" office:value="15.0601272135973" calcext:value-type="float">
            <text:p>15,06</text:p>
          </table:table-cell>
          <table:table-cell table:style-name="ce10" table:formula="of:=[.M20]/[.F20]" office:value-type="percentage" office:value="0.0167298810197041" calcext:value-type="percentage">
            <text:p>1,67 %</text:p>
          </table:table-cell>
          <table:table-cell table:style-name="ce15" table:formula="of:=[.K20]/[.M20]" office:value-type="percentage" office:value="1.18903165597648" calcext:value-type="percentage">
            <text:p>118,90 %</text:p>
          </table:table-cell>
          <table:table-cell table:style-name="ce2" table:formula="of:=[.D20]-[.F20]" office:value-type="float" office:value="-14.059960123151" calcext:value-type="float">
            <text:p>-14,06</text:p>
          </table:table-cell>
          <table:table-cell table:style-name="ce21" table:formula="of:=[.P20]/[.F20]" office:value-type="percentage" office:value="-0.0156188229133766" calcext:value-type="percentage">
            <text:p>-1,56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9T03:18:46" calcext:value-type="date">
            <text:p>2025-03-09T03:18:46</text:p>
          </table:table-cell>
          <table:table-cell office:value-type="string" calcext:value-type="string">
            <text:p>swh:1:dir:abbfa9498a2130c3c691089cc4cbad6b599a5619</text:p>
          </table:table-cell>
          <table:table-cell office:value-type="float" office:value="221.72665550001" calcext:value-type="float">
            <text:p>221,73</text:p>
          </table:table-cell>
          <table:table-cell office:value-type="float" office:value="204.23791137524" calcext:value-type="float">
            <text:p>204,24</text:p>
          </table:table-cell>
          <table:table-cell office:value-type="float" office:value="202.223799087107" calcext:value-type="float">
            <text:p>202,22</text:p>
          </table:table-cell>
          <table:table-cell office:value-type="float" office:value="201.085254333913" calcext:value-type="float">
            <text:p>201,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29159" calcext:value-type="float">
            <text:p>0,529159</text:p>
          </table:table-cell>
          <table:table-cell office:value-type="float" office:value="14.814632" calcext:value-type="float">
            <text:p>14,814632</text:p>
          </table:table-cell>
          <table:table-cell office:value-type="float" office:value="0.833922" calcext:value-type="float">
            <text:p>0,833922</text:p>
          </table:table-cell>
          <table:table-cell table:formula="of:=[.C21]-[.F21]" office:value-type="float" office:value="20.6414011660963" calcext:value-type="float">
            <text:p>20,64</text:p>
          </table:table-cell>
          <table:table-cell table:style-name="ce10" table:formula="of:=[.M21]/[.F21]" office:value-type="percentage" office:value="0.102649999048762" calcext:value-type="percentage">
            <text:p>10,26 %</text:p>
          </table:table-cell>
          <table:table-cell table:style-name="ce15" table:formula="of:=[.K21]/[.M21]" office:value-type="percentage" office:value="0.717714455563858" calcext:value-type="percentage">
            <text:p>71,77 %</text:p>
          </table:table-cell>
          <table:table-cell table:style-name="ce2" table:formula="of:=[.D21]-[.F21]" office:value-type="float" office:value="3.15265704132699" calcext:value-type="float">
            <text:p>3,15</text:p>
          </table:table-cell>
          <table:table-cell table:style-name="ce21" table:formula="of:=[.P21]/[.F21]" office:value-type="percentage" office:value="0.015678210974594" calcext:value-type="percentage">
            <text:p>1,57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9T03:29:21" calcext:value-type="date">
            <text:p>2025-03-09T03:29:21</text:p>
          </table:table-cell>
          <table:table-cell office:value-type="string" calcext:value-type="string">
            <text:p>swh:1:dir:1cc586c1d62c535c731b27a83b66cd9ea6b2b3e7</text:p>
          </table:table-cell>
          <table:table-cell office:value-type="float" office:value="481.679321113974" calcext:value-type="float">
            <text:p>481,68</text:p>
          </table:table-cell>
          <table:table-cell office:value-type="float" office:value="441.144400991499" calcext:value-type="float">
            <text:p>441,14</text:p>
          </table:table-cell>
          <table:table-cell office:value-type="float" office:value="439.401271924377" calcext:value-type="float">
            <text:p>439,40</text:p>
          </table:table-cell>
          <table:table-cell office:value-type="float" office:value="437.365238923579" calcext:value-type="float">
            <text:p>437,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05312" calcext:value-type="float">
            <text:p>0,605312</text:p>
          </table:table-cell>
          <table:table-cell office:value-type="float" office:value="22.906661" calcext:value-type="float">
            <text:p>22,906661</text:p>
          </table:table-cell>
          <table:table-cell office:value-type="float" office:value="1.614761" calcext:value-type="float">
            <text:p>1,614761</text:p>
          </table:table-cell>
          <table:table-cell table:formula="of:=[.C22]-[.F22]" office:value-type="float" office:value="44.3140821903944" calcext:value-type="float">
            <text:p>44,31</text:p>
          </table:table-cell>
          <table:table-cell table:style-name="ce10" table:formula="of:=[.M22]/[.F22]" office:value-type="percentage" office:value="0.101320540012412" calcext:value-type="percentage">
            <text:p>10,13 %</text:p>
          </table:table-cell>
          <table:table-cell table:style-name="ce15" table:formula="of:=[.K22]/[.M22]" office:value-type="percentage" office:value="0.516916065226897" calcext:value-type="percentage">
            <text:p>51,69 %</text:p>
          </table:table-cell>
          <table:table-cell table:style-name="ce2" table:formula="of:=[.D22]-[.F22]" office:value-type="float" office:value="3.77916206792003" calcext:value-type="float">
            <text:p>3,78</text:p>
          </table:table-cell>
          <table:table-cell table:style-name="ce21" table:formula="of:=[.P22]/[.F22]" office:value-type="percentage" office:value="0.00864074629529568" calcext:value-type="percentage">
            <text:p>0,86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9T03:52:10" calcext:value-type="date">
            <text:p>2025-03-09T03:52:10</text:p>
          </table:table-cell>
          <table:table-cell office:value-type="string" calcext:value-type="string">
            <text:p>swh:1:dir:d352eea9f8990ba56a4d9c32662d51bd1a4dc0be</text:p>
          </table:table-cell>
          <table:table-cell office:value-type="float" office:value="460.499913299456" calcext:value-type="float">
            <text:p>460,50</text:p>
          </table:table-cell>
          <table:table-cell office:value-type="float" office:value="441.742481760681" calcext:value-type="float">
            <text:p>441,74</text:p>
          </table:table-cell>
          <table:table-cell office:value-type="float" office:value="429.842133209109" calcext:value-type="float">
            <text:p>429,84</text:p>
          </table:table-cell>
          <table:table-cell office:value-type="float" office:value="428.090800974518" calcext:value-type="float">
            <text:p>428,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66351" calcext:value-type="float">
            <text:p>0,866351</text:p>
          </table:table-cell>
          <table:table-cell office:value-type="float" office:value="17.548991" calcext:value-type="float">
            <text:p>17,548991</text:p>
          </table:table-cell>
          <table:table-cell office:value-type="float" office:value="1.570504" calcext:value-type="float">
            <text:p>1,570504</text:p>
          </table:table-cell>
          <table:table-cell table:formula="of:=[.C23]-[.F23]" office:value-type="float" office:value="32.4091123249382" calcext:value-type="float">
            <text:p>32,41</text:p>
          </table:table-cell>
          <table:table-cell table:style-name="ce10" table:formula="of:=[.M23]/[.F23]" office:value-type="percentage" office:value="0.0757061638586047" calcext:value-type="percentage">
            <text:p>7,57 %</text:p>
          </table:table-cell>
          <table:table-cell table:style-name="ce15" table:formula="of:=[.K23]/[.M23]" office:value-type="percentage" office:value="0.541483235457097" calcext:value-type="percentage">
            <text:p>54,15 %</text:p>
          </table:table-cell>
          <table:table-cell table:style-name="ce2" table:formula="of:=[.D23]-[.F23]" office:value-type="float" office:value="13.651680786163" calcext:value-type="float">
            <text:p>13,65</text:p>
          </table:table-cell>
          <table:table-cell table:style-name="ce21" table:formula="of:=[.P23]/[.F23]" office:value-type="percentage" office:value="0.0318896849805834" calcext:value-type="percentage">
            <text:p>3,19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9T04:14:40" calcext:value-type="date">
            <text:p>2025-03-09T04:14:40</text:p>
          </table:table-cell>
          <table:table-cell office:value-type="string" calcext:value-type="string">
            <text:p>swh:1:dir:607bb62ce6a23b1aa9a2f3892b8843c4acb8656b</text:p>
          </table:table-cell>
          <table:table-cell office:value-type="float" office:value="1644.64579438046" calcext:value-type="float">
            <text:p>1 644,65</text:p>
          </table:table-cell>
          <table:table-cell office:value-type="float" office:value="1491.36373287253" calcext:value-type="float">
            <text:p>1 491,36</text:p>
          </table:table-cell>
          <table:table-cell office:value-type="float" office:value="1477.16131981462" calcext:value-type="float">
            <text:p>1 477,16</text:p>
          </table:table-cell>
          <table:table-cell office:value-type="float" office:value="1475.86254776269" calcext:value-type="float">
            <text:p>1 475,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311435" calcext:value-type="float">
            <text:p>4,311435</text:p>
          </table:table-cell>
          <table:table-cell office:value-type="float" office:value="94.458915" calcext:value-type="float">
            <text:p>94,458915</text:p>
          </table:table-cell>
          <table:table-cell office:value-type="float" office:value="4.610849" calcext:value-type="float">
            <text:p>4,610849</text:p>
          </table:table-cell>
          <table:table-cell table:formula="of:=[.C24]-[.F24]" office:value-type="float" office:value="168.783246617764" calcext:value-type="float">
            <text:p>168,78</text:p>
          </table:table-cell>
          <table:table-cell table:style-name="ce10" table:formula="of:=[.M24]/[.F24]" office:value-type="percentage" office:value="0.114362443083625" calcext:value-type="percentage">
            <text:p>11,44 %</text:p>
          </table:table-cell>
          <table:table-cell table:style-name="ce15" table:formula="of:=[.K24]/[.M24]" office:value-type="percentage" office:value="0.559646273506735" calcext:value-type="percentage">
            <text:p>55,96 %</text:p>
          </table:table-cell>
          <table:table-cell table:style-name="ce2" table:formula="of:=[.D24]-[.F24]" office:value-type="float" office:value="15.50118510984" calcext:value-type="float">
            <text:p>15,50</text:p>
          </table:table-cell>
          <table:table-cell table:style-name="ce21" table:formula="of:=[.P24]/[.F24]" office:value-type="percentage" office:value="0.01050313603617" calcext:value-type="percentage">
            <text:p>1,05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9T05:31:41" calcext:value-type="date">
            <text:p>2025-03-09T05:31:41</text:p>
          </table:table-cell>
          <table:table-cell office:value-type="string" calcext:value-type="string">
            <text:p>swh:1:dir:84a4f4c750152715e910dd9666aaf11fa5c17b85</text:p>
          </table:table-cell>
          <table:table-cell office:value-type="float" office:value="126.426078420132" calcext:value-type="float">
            <text:p>126,43</text:p>
          </table:table-cell>
          <table:table-cell office:value-type="float" office:value="111.805379258469" calcext:value-type="float">
            <text:p>111,81</text:p>
          </table:table-cell>
          <table:table-cell office:value-type="float" office:value="110.430786142126" calcext:value-type="float">
            <text:p>110,43</text:p>
          </table:table-cell>
          <table:table-cell office:value-type="float" office:value="109.27659316361" calcext:value-type="float">
            <text:p>109,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461" calcext:value-type="float">
            <text:p>0,055461</text:p>
          </table:table-cell>
          <table:table-cell office:value-type="float" office:value="10.216724" calcext:value-type="float">
            <text:p>10,216724</text:p>
          </table:table-cell>
          <table:table-cell office:value-type="float" office:value="0.427063" calcext:value-type="float">
            <text:p>0,427063</text:p>
          </table:table-cell>
          <table:table-cell table:formula="of:=[.C25]-[.F25]" office:value-type="float" office:value="17.1494852565229" calcext:value-type="float">
            <text:p>17,15</text:p>
          </table:table-cell>
          <table:table-cell table:style-name="ce10" table:formula="of:=[.M25]/[.F25]" office:value-type="percentage" office:value="0.156936492619664" calcext:value-type="percentage">
            <text:p>15,69 %</text:p>
          </table:table-cell>
          <table:table-cell table:style-name="ce15" table:formula="of:=[.K25]/[.M25]" office:value-type="percentage" office:value="0.595745227753353" calcext:value-type="percentage">
            <text:p>59,57 %</text:p>
          </table:table-cell>
          <table:table-cell table:style-name="ce2" table:formula="of:=[.D25]-[.F25]" office:value-type="float" office:value="2.528786094859" calcext:value-type="float">
            <text:p>2,53</text:p>
          </table:table-cell>
          <table:table-cell table:style-name="ce21" table:formula="of:=[.P25]/[.F25]" office:value-type="percentage" office:value="0.0231411505579505" calcext:value-type="percentage">
            <text:p>2,31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9T05:37:48" calcext:value-type="date">
            <text:p>2025-03-09T05:37:48</text:p>
          </table:table-cell>
          <table:table-cell office:value-type="string" calcext:value-type="string">
            <text:p>swh:1:dir:e5c8992cc0a6c4ab91431093fc6297cb26939bd6</text:p>
          </table:table-cell>
          <table:table-cell office:value-type="float" office:value="94.4194716680795" calcext:value-type="float">
            <text:p>94,42</text:p>
          </table:table-cell>
          <table:table-cell office:value-type="float" office:value="85.9027125816792" calcext:value-type="float">
            <text:p>85,90</text:p>
          </table:table-cell>
          <table:table-cell office:value-type="float" office:value="89.7770215515047" calcext:value-type="float">
            <text:p>89,78</text:p>
          </table:table-cell>
          <table:table-cell office:value-type="float" office:value="85.1906365789473" calcext:value-type="float">
            <text:p>85,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7249" calcext:value-type="float">
            <text:p>0,037249</text:p>
          </table:table-cell>
          <table:table-cell office:value-type="float" office:value="5.912625" calcext:value-type="float">
            <text:p>5,912625</text:p>
          </table:table-cell>
          <table:table-cell office:value-type="float" office:value="0.192145" calcext:value-type="float">
            <text:p>0,192145</text:p>
          </table:table-cell>
          <table:table-cell table:formula="of:=[.C26]-[.F26]" office:value-type="float" office:value="9.22883508913219" calcext:value-type="float">
            <text:p>9,23</text:p>
          </table:table-cell>
          <table:table-cell table:style-name="ce10" table:formula="of:=[.M26]/[.F26]" office:value-type="percentage" office:value="0.108331566234743" calcext:value-type="percentage">
            <text:p>10,83 %</text:p>
          </table:table-cell>
          <table:table-cell table:style-name="ce15" table:formula="of:=[.K26]/[.M26]" office:value-type="percentage" office:value="0.640668615583202" calcext:value-type="percentage">
            <text:p>64,07 %</text:p>
          </table:table-cell>
          <table:table-cell table:style-name="ce2" table:formula="of:=[.D26]-[.F26]" office:value-type="float" office:value="0.712076002731891" calcext:value-type="float">
            <text:p>0,71</text:p>
          </table:table-cell>
          <table:table-cell table:style-name="ce21" table:formula="of:=[.P26]/[.F26]" office:value-type="percentage" office:value="0.00835861816893457" calcext:value-type="percentage">
            <text:p>0,84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9T05:42:36" calcext:value-type="date">
            <text:p>2025-03-09T05:42:36</text:p>
          </table:table-cell>
          <table:table-cell office:value-type="string" calcext:value-type="string">
            <text:p>swh:1:dir:f63be5e8dacf97194a8012af359dcd985f5f0681</text:p>
          </table:table-cell>
          <table:table-cell office:value-type="float" office:value="133.028462268412" calcext:value-type="float">
            <text:p>133,03</text:p>
          </table:table-cell>
          <table:table-cell office:value-type="float" office:value="122.72146041505" calcext:value-type="float">
            <text:p>122,72</text:p>
          </table:table-cell>
          <table:table-cell office:value-type="float" office:value="122.550737423822" calcext:value-type="float">
            <text:p>122,55</text:p>
          </table:table-cell>
          <table:table-cell office:value-type="float" office:value="120.552162470296" calcext:value-type="float">
            <text:p>120,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304" calcext:value-type="float">
            <text:p>0,040304</text:p>
          </table:table-cell>
          <table:table-cell office:value-type="float" office:value="7.05878" calcext:value-type="float">
            <text:p>7,05878</text:p>
          </table:table-cell>
          <table:table-cell office:value-type="float" office:value="0.185453" calcext:value-type="float">
            <text:p>0,185453</text:p>
          </table:table-cell>
          <table:table-cell table:formula="of:=[.C27]-[.F27]" office:value-type="float" office:value="12.4762997981161" calcext:value-type="float">
            <text:p>12,48</text:p>
          </table:table-cell>
          <table:table-cell table:style-name="ce10" table:formula="of:=[.M27]/[.F27]" office:value-type="percentage" office:value="0.103492957259811" calcext:value-type="percentage">
            <text:p>10,35 %</text:p>
          </table:table-cell>
          <table:table-cell table:style-name="ce15" table:formula="of:=[.K27]/[.M27]" office:value-type="percentage" office:value="0.565775118762846" calcext:value-type="percentage">
            <text:p>56,58 %</text:p>
          </table:table-cell>
          <table:table-cell table:style-name="ce2" table:formula="of:=[.D27]-[.F27]" office:value-type="float" office:value="2.16929794475401" calcext:value-type="float">
            <text:p>2,17</text:p>
          </table:table-cell>
          <table:table-cell table:style-name="ce21" table:formula="of:=[.P27]/[.F27]" office:value-type="percentage" office:value="0.0179946829679519" calcext:value-type="percentage">
            <text:p>1,80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9T05:49:22" calcext:value-type="date">
            <text:p>2025-03-09T05:49:22</text:p>
          </table:table-cell>
          <table:table-cell office:value-type="string" calcext:value-type="string">
            <text:p>swh:1:dir:b7d18292049cbaee148b10049a599de90124d9ee</text:p>
          </table:table-cell>
          <table:table-cell office:value-type="float" office:value="181.562236303464" calcext:value-type="float">
            <text:p>181,56</text:p>
          </table:table-cell>
          <table:table-cell office:value-type="float" office:value="166.117501324043" calcext:value-type="float">
            <text:p>166,12</text:p>
          </table:table-cell>
          <table:table-cell office:value-type="float" office:value="169.816633084789" calcext:value-type="float">
            <text:p>169,82</text:p>
          </table:table-cell>
          <table:table-cell office:value-type="float" office:value="168.746166860685" calcext:value-type="float">
            <text:p>168,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2849" calcext:value-type="float">
            <text:p>0,222849</text:p>
          </table:table-cell>
          <table:table-cell office:value-type="float" office:value="19.282625" calcext:value-type="float">
            <text:p>19,282625</text:p>
          </table:table-cell>
          <table:table-cell office:value-type="float" office:value="0.681512" calcext:value-type="float">
            <text:p>0,681512</text:p>
          </table:table-cell>
          <table:table-cell table:formula="of:=[.C28]-[.F28]" office:value-type="float" office:value="12.8160694427788" calcext:value-type="float">
            <text:p>12,82</text:p>
          </table:table-cell>
          <table:table-cell table:style-name="ce10" table:formula="of:=[.M28]/[.F28]" office:value-type="percentage" office:value="0.0759488033488761" calcext:value-type="percentage">
            <text:p>7,59 %</text:p>
          </table:table-cell>
          <table:table-cell table:style-name="ce15" table:formula="of:=[.K28]/[.M28]" office:value-type="percentage" office:value="1.50456620776698" calcext:value-type="percentage">
            <text:p>150,46 %</text:p>
          </table:table-cell>
          <table:table-cell table:style-name="ce2" table:formula="of:=[.D28]-[.F28]" office:value-type="float" office:value="-2.62866553664202" calcext:value-type="float">
            <text:p>-2,63</text:p>
          </table:table-cell>
          <table:table-cell table:style-name="ce21" table:formula="of:=[.P28]/[.F28]" office:value-type="percentage" office:value="-0.015577631098502" calcext:value-type="percentage">
            <text:p>-1,56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9T05:58:07" calcext:value-type="date">
            <text:p>2025-03-09T05:58:07</text:p>
          </table:table-cell>
          <table:table-cell office:value-type="string" calcext:value-type="string">
            <text:p>swh:1:dir:377f3e014f1eea75c0b5ae1af52a2e78a662ae59</text:p>
          </table:table-cell>
          <table:table-cell office:value-type="float" office:value="276.791569968686" calcext:value-type="float">
            <text:p>276,79</text:p>
          </table:table-cell>
          <table:table-cell office:value-type="float" office:value="259.325396405533" calcext:value-type="float">
            <text:p>259,33</text:p>
          </table:table-cell>
          <table:table-cell office:value-type="float" office:value="257.299700712785" calcext:value-type="float">
            <text:p>257,30</text:p>
          </table:table-cell>
          <table:table-cell office:value-type="float" office:value="256.276317108423" calcext:value-type="float">
            <text:p>256,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207" calcext:value-type="float">
            <text:p>0,06207</text:p>
          </table:table-cell>
          <table:table-cell office:value-type="float" office:value="14.192133" calcext:value-type="float">
            <text:p>14,192133</text:p>
          </table:table-cell>
          <table:table-cell office:value-type="float" office:value="0.43483" calcext:value-type="float">
            <text:p>0,43483</text:p>
          </table:table-cell>
          <table:table-cell table:formula="of:=[.C29]-[.F29]" office:value-type="float" office:value="20.515252860263" calcext:value-type="float">
            <text:p>20,52</text:p>
          </table:table-cell>
          <table:table-cell table:style-name="ce10" table:formula="of:=[.M29]/[.F29]" office:value-type="percentage" office:value="0.0800513020154867" calcext:value-type="percentage">
            <text:p>8,01 %</text:p>
          </table:table-cell>
          <table:table-cell table:style-name="ce15" table:formula="of:=[.K29]/[.M29]" office:value-type="percentage" office:value="0.691784454067805" calcext:value-type="percentage">
            <text:p>69,18 %</text:p>
          </table:table-cell>
          <table:table-cell table:style-name="ce2" table:formula="of:=[.D29]-[.F29]" office:value-type="float" office:value="3.04907929711004" calcext:value-type="float">
            <text:p>3,05</text:p>
          </table:table-cell>
          <table:table-cell table:style-name="ce21" table:formula="of:=[.P29]/[.F29]" office:value-type="percentage" office:value="0.0118976241406656" calcext:value-type="percentage">
            <text:p>1,19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9T06:11:40" calcext:value-type="date">
            <text:p>2025-03-09T06:11:40</text:p>
          </table:table-cell>
          <table:table-cell office:value-type="string" calcext:value-type="string">
            <text:p>swh:1:dir:00f739d6367da0a9c51bf42ef8ee88fdab36c34f</text:p>
          </table:table-cell>
          <table:table-cell office:value-type="float" office:value="9.93166391924024" calcext:value-type="float">
            <text:p>9,93</text:p>
          </table:table-cell>
          <table:table-cell office:value-type="float" office:value="9.2727332636714" calcext:value-type="float">
            <text:p>9,27</text:p>
          </table:table-cell>
          <table:table-cell office:value-type="float" office:value="15.6298132427037" calcext:value-type="float">
            <text:p>15,63</text:p>
          </table:table-cell>
          <table:table-cell office:value-type="float" office:value="14.3463922869414" calcext:value-type="float">
            <text:p>14,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7616" calcext:value-type="float">
            <text:p>0,017616</text:p>
          </table:table-cell>
          <table:table-cell office:value-type="float" office:value="2.158145" calcext:value-type="float">
            <text:p>2,158145</text:p>
          </table:table-cell>
          <table:table-cell office:value-type="float" office:value="0.013378" calcext:value-type="float">
            <text:p>0,013378</text:p>
          </table:table-cell>
          <table:table-cell table:formula="of:=[.C30]-[.F30]" office:value-type="float" office:value="-4.41472836770117" calcext:value-type="float">
            <text:p>-4,41</text:p>
          </table:table-cell>
          <table:table-cell table:style-name="ce10" table:formula="of:=[.M30]/[.F30]" office:value-type="percentage" office:value="-0.307723940583976" calcext:value-type="percentage">
            <text:p>-30,77 %</text:p>
          </table:table-cell>
          <table:table-cell table:style-name="ce15" table:formula="of:=[.K30]/[.M30]" office:value-type="percentage" office:value="-0.488851141055318" calcext:value-type="percentage">
            <text:p>-48,89 %</text:p>
          </table:table-cell>
          <table:table-cell table:style-name="ce2" table:formula="of:=[.D30]-[.F30]" office:value-type="float" office:value="-5.07365902327" calcext:value-type="float">
            <text:p>-5,07</text:p>
          </table:table-cell>
          <table:table-cell table:style-name="ce21" table:formula="of:=[.P30]/[.F30]" office:value-type="percentage" office:value="-0.353654000378076" calcext:value-type="percentage">
            <text:p>-35,37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9T06:12:22" calcext:value-type="date">
            <text:p>2025-03-09T06:12:22</text:p>
          </table:table-cell>
          <table:table-cell office:value-type="string" calcext:value-type="string">
            <text:p>swh:1:dir:6db55d2da04256698586e10f759abd50e539b08d</text:p>
          </table:table-cell>
          <table:table-cell office:value-type="float" office:value="664.989635780454" calcext:value-type="float">
            <text:p>664,99</text:p>
          </table:table-cell>
          <table:table-cell office:value-type="float" office:value="631.585215112194" calcext:value-type="float">
            <text:p>631,59</text:p>
          </table:table-cell>
          <table:table-cell office:value-type="float" office:value="642.501749994233" calcext:value-type="float">
            <text:p>642,50</text:p>
          </table:table-cell>
          <table:table-cell office:value-type="float" office:value="641.379203617573" calcext:value-type="float">
            <text:p>641,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1388" calcext:value-type="float">
            <text:p>0,301388</text:p>
          </table:table-cell>
          <table:table-cell office:value-type="float" office:value="19.518303" calcext:value-type="float">
            <text:p>19,518303</text:p>
          </table:table-cell>
          <table:table-cell office:value-type="float" office:value="1.303576" calcext:value-type="float">
            <text:p>1,303576</text:p>
          </table:table-cell>
          <table:table-cell table:formula="of:=[.C31]-[.F31]" office:value-type="float" office:value="23.6104321628809" calcext:value-type="float">
            <text:p>23,61</text:p>
          </table:table-cell>
          <table:table-cell table:style-name="ce10" table:formula="of:=[.M31]/[.F31]" office:value-type="percentage" office:value="0.0368119702505334" calcext:value-type="percentage">
            <text:p>3,68 %</text:p>
          </table:table-cell>
          <table:table-cell table:style-name="ce15" table:formula="of:=[.K31]/[.M31]" office:value-type="percentage" office:value="0.826681310420301" calcext:value-type="percentage">
            <text:p>82,67 %</text:p>
          </table:table-cell>
          <table:table-cell table:style-name="ce2" table:formula="of:=[.D31]-[.F31]" office:value-type="float" office:value="-9.79398850537905" calcext:value-type="float">
            <text:p>-9,79</text:p>
          </table:table-cell>
          <table:table-cell table:style-name="ce21" table:formula="of:=[.P31]/[.F31]" office:value-type="percentage" office:value="-0.0152701996730452" calcext:value-type="percentage">
            <text:p>-1,53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9T06:44:49" calcext:value-type="date">
            <text:p>2025-03-09T06:44:49</text:p>
          </table:table-cell>
          <table:table-cell office:value-type="string" calcext:value-type="string">
            <text:p>swh:1:dir:1061104e2996eef42c0b05ed0faade448e0f8bb4</text:p>
          </table:table-cell>
          <table:table-cell office:value-type="float" office:value="114.442498035729" calcext:value-type="float">
            <text:p>114,44</text:p>
          </table:table-cell>
          <table:table-cell office:value-type="float" office:value="99.0127083286643" calcext:value-type="float">
            <text:p>99,01</text:p>
          </table:table-cell>
          <table:table-cell office:value-type="float" office:value="95.5104603767395" calcext:value-type="float">
            <text:p>95,51</text:p>
          </table:table-cell>
          <table:table-cell office:value-type="float" office:value="94.5294429827482" calcext:value-type="float">
            <text:p>94,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1574" calcext:value-type="float">
            <text:p>0,101574</text:p>
          </table:table-cell>
          <table:table-cell office:value-type="float" office:value="10.373092" calcext:value-type="float">
            <text:p>10,373092</text:p>
          </table:table-cell>
          <table:table-cell office:value-type="float" office:value="0.413546" calcext:value-type="float">
            <text:p>0,413546</text:p>
          </table:table-cell>
          <table:table-cell table:formula="of:=[.C32]-[.F32]" office:value-type="float" office:value="19.9130550529808" calcext:value-type="float">
            <text:p>19,91</text:p>
          </table:table-cell>
          <table:table-cell table:style-name="ce10" table:formula="of:=[.M32]/[.F32]" office:value-type="percentage" office:value="0.210654526512073" calcext:value-type="percentage">
            <text:p>21,07 %</text:p>
          </table:table-cell>
          <table:table-cell table:style-name="ce15" table:formula="of:=[.K32]/[.M32]" office:value-type="percentage" office:value="0.520919164457754" calcext:value-type="percentage">
            <text:p>52,09 %</text:p>
          </table:table-cell>
          <table:table-cell table:style-name="ce2" table:formula="of:=[.D32]-[.F32]" office:value-type="float" office:value="4.48326534591611" calcext:value-type="float">
            <text:p>4,48</text:p>
          </table:table-cell>
          <table:table-cell table:style-name="ce21" table:formula="of:=[.P32]/[.F32]" office:value-type="percentage" office:value="0.0474271846363711" calcext:value-type="percentage">
            <text:p>4,74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9T07:07:13" calcext:value-type="date">
            <text:p>2025-03-09T07:07:13</text:p>
          </table:table-cell>
          <table:table-cell office:value-type="string" calcext:value-type="string">
            <text:p>swh:1:dir:12cc56dd6f2e57afb85421cb4a2202e6afde5d6e</text:p>
          </table:table-cell>
          <table:table-cell office:value-type="float" office:value="92.6646484509111" calcext:value-type="float">
            <text:p>92,66</text:p>
          </table:table-cell>
          <table:table-cell office:value-type="float" office:value="82.6378101874143" calcext:value-type="float">
            <text:p>82,64</text:p>
          </table:table-cell>
          <table:table-cell office:value-type="float" office:value="80.9584016017616" calcext:value-type="float">
            <text:p>80,96</text:p>
          </table:table-cell>
          <table:table-cell office:value-type="float" office:value="79.9677180871368" calcext:value-type="float">
            <text:p>79,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7226" calcext:value-type="float">
            <text:p>0,117226</text:p>
          </table:table-cell>
          <table:table-cell office:value-type="float" office:value="9.536017" calcext:value-type="float">
            <text:p>9,536017</text:p>
          </table:table-cell>
          <table:table-cell office:value-type="float" office:value="0.348986" calcext:value-type="float">
            <text:p>0,348986</text:p>
          </table:table-cell>
          <table:table-cell table:formula="of:=[.C33]-[.F33]" office:value-type="float" office:value="12.6969303637743" calcext:value-type="float">
            <text:p>12,70</text:p>
          </table:table-cell>
          <table:table-cell table:style-name="ce10" table:formula="of:=[.M33]/[.F33]" office:value-type="percentage" office:value="0.158775699338314" calcext:value-type="percentage">
            <text:p>15,88 %</text:p>
          </table:table-cell>
          <table:table-cell table:style-name="ce15" table:formula="of:=[.K33]/[.M33]" office:value-type="percentage" office:value="0.751049011594746" calcext:value-type="percentage">
            <text:p>75,10 %</text:p>
          </table:table-cell>
          <table:table-cell table:style-name="ce2" table:formula="of:=[.D33]-[.F33]" office:value-type="float" office:value="2.6700921002775" calcext:value-type="float">
            <text:p>2,67</text:p>
          </table:table-cell>
          <table:table-cell table:style-name="ce21" table:formula="of:=[.P33]/[.F33]" office:value-type="percentage" office:value="0.0333896247654339" calcext:value-type="percentage">
            <text:p>3,34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9T07:11:36" calcext:value-type="date">
            <text:p>2025-03-09T07:11:36</text:p>
          </table:table-cell>
          <table:table-cell office:value-type="string" calcext:value-type="string">
            <text:p>swh:1:dir:79b2a5d00b56c7513da252d792fc8baf73ccd46b</text:p>
          </table:table-cell>
          <table:table-cell office:value-type="float" office:value="286.181975929067" calcext:value-type="float">
            <text:p>286,18</text:p>
          </table:table-cell>
          <table:table-cell office:value-type="float" office:value="270.48906615749" calcext:value-type="float">
            <text:p>270,49</text:p>
          </table:table-cell>
          <table:table-cell office:value-type="float" office:value="267.927238103002" calcext:value-type="float">
            <text:p>267,93</text:p>
          </table:table-cell>
          <table:table-cell office:value-type="float" office:value="266.951688461006" calcext:value-type="float">
            <text:p>266,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6475" calcext:value-type="float">
            <text:p>0,096475</text:p>
          </table:table-cell>
          <table:table-cell office:value-type="float" office:value="11.934526" calcext:value-type="float">
            <text:p>11,934526</text:p>
          </table:table-cell>
          <table:table-cell office:value-type="float" office:value="0.313388" calcext:value-type="float">
            <text:p>0,313388</text:p>
          </table:table-cell>
          <table:table-cell table:formula="of:=[.C34]-[.F34]" office:value-type="float" office:value="19.2302874680609" calcext:value-type="float">
            <text:p>19,23</text:p>
          </table:table-cell>
          <table:table-cell table:style-name="ce10" table:formula="of:=[.M34]/[.F34]" office:value-type="percentage" office:value="0.0720365830196646" calcext:value-type="percentage">
            <text:p>7,20 %</text:p>
          </table:table-cell>
          <table:table-cell table:style-name="ce15" table:formula="of:=[.K34]/[.M34]" office:value-type="percentage" office:value="0.620610899333761" calcext:value-type="percentage">
            <text:p>62,06 %</text:p>
          </table:table-cell>
          <table:table-cell table:style-name="ce2" table:formula="of:=[.D34]-[.F34]" office:value-type="float" office:value="3.53737769648404" calcext:value-type="float">
            <text:p>3,54</text:p>
          </table:table-cell>
          <table:table-cell table:style-name="ce21" table:formula="of:=[.P34]/[.F34]" office:value-type="percentage" office:value="0.0132510032690831" calcext:value-type="percentage">
            <text:p>1,33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9T07:25:28" calcext:value-type="date">
            <text:p>2025-03-09T07:25:28</text:p>
          </table:table-cell>
          <table:table-cell office:value-type="string" calcext:value-type="string">
            <text:p>swh:1:dir:058f22c0e1f04e7ea3bbe05c5ad9229baa29c09b</text:p>
          </table:table-cell>
          <table:table-cell office:value-type="float" office:value="4048.34256505594" calcext:value-type="float">
            <text:p>4 048,34</text:p>
          </table:table-cell>
          <table:table-cell office:value-type="float" office:value="3691.12946438976" calcext:value-type="float">
            <text:p>3 691,13</text:p>
          </table:table-cell>
          <table:table-cell office:value-type="float" office:value="3617.01511402428" calcext:value-type="float">
            <text:p>3 617,02</text:p>
          </table:table-cell>
          <table:table-cell office:value-type="float" office:value="3615.04998740554" calcext:value-type="float">
            <text:p>3 615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639974" calcext:value-type="float">
            <text:p>8,639974</text:p>
          </table:table-cell>
          <table:table-cell office:value-type="float" office:value="235.052076" calcext:value-type="float">
            <text:p>235,052076</text:p>
          </table:table-cell>
          <table:table-cell office:value-type="float" office:value="15.502737" calcext:value-type="float">
            <text:p>15,502737</text:p>
          </table:table-cell>
          <table:table-cell table:formula="of:=[.C35]-[.F35]" office:value-type="float" office:value="433.292577650398" calcext:value-type="float">
            <text:p>433,29</text:p>
          </table:table-cell>
          <table:table-cell table:style-name="ce10" table:formula="of:=[.M35]/[.F35]" office:value-type="percentage" office:value="0.119857976835713" calcext:value-type="percentage">
            <text:p>11,99 %</text:p>
          </table:table-cell>
          <table:table-cell table:style-name="ce15" table:formula="of:=[.K35]/[.M35]" office:value-type="percentage" office:value="0.542478888686738" calcext:value-type="percentage">
            <text:p>54,25 %</text:p>
          </table:table-cell>
          <table:table-cell table:style-name="ce2" table:formula="of:=[.D35]-[.F35]" office:value-type="float" office:value="76.07947698422" calcext:value-type="float">
            <text:p>76,08</text:p>
          </table:table-cell>
          <table:table-cell table:style-name="ce21" table:formula="of:=[.P35]/[.F35]" office:value-type="percentage" office:value="0.0210452074658091" calcext:value-type="percentage">
            <text:p>2,10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9T10:35:02" calcext:value-type="date">
            <text:p>2025-03-09T10:35:02</text:p>
          </table:table-cell>
          <table:table-cell office:value-type="string" calcext:value-type="string">
            <text:p>swh:1:dir:1f4114ac4ee9c8f1cb8a1c4bf540a0872f70aa5a</text:p>
          </table:table-cell>
          <table:table-cell office:value-type="float" office:value="402.673183005303" calcext:value-type="float">
            <text:p>402,67</text:p>
          </table:table-cell>
          <table:table-cell office:value-type="float" office:value="375.515162415803" calcext:value-type="float">
            <text:p>375,52</text:p>
          </table:table-cell>
          <table:table-cell office:value-type="float" office:value="375.845118708909" calcext:value-type="float">
            <text:p>375,85</text:p>
          </table:table-cell>
          <table:table-cell office:value-type="float" office:value="374.550552871078" calcext:value-type="float">
            <text:p>374,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05616" calcext:value-type="float">
            <text:p>0,405616</text:p>
          </table:table-cell>
          <table:table-cell office:value-type="float" office:value="17.60304" calcext:value-type="float">
            <text:p>17,60304</text:p>
          </table:table-cell>
          <table:table-cell office:value-type="float" office:value="1.291955" calcext:value-type="float">
            <text:p>1,291955</text:p>
          </table:table-cell>
          <table:table-cell table:formula="of:=[.C36]-[.F36]" office:value-type="float" office:value="28.1226301342249" calcext:value-type="float">
            <text:p>28,12</text:p>
          </table:table-cell>
          <table:table-cell table:style-name="ce10" table:formula="of:=[.M36]/[.F36]" office:value-type="percentage" office:value="0.0750836700644381" calcext:value-type="percentage">
            <text:p>7,51 %</text:p>
          </table:table-cell>
          <table:table-cell table:style-name="ce15" table:formula="of:=[.K36]/[.M36]" office:value-type="percentage" office:value="0.625938609439567" calcext:value-type="percentage">
            <text:p>62,59 %</text:p>
          </table:table-cell>
          <table:table-cell table:style-name="ce2" table:formula="of:=[.D36]-[.F36]" office:value-type="float" office:value="0.964609544724965" calcext:value-type="float">
            <text:p>0,96</text:p>
          </table:table-cell>
          <table:table-cell table:style-name="ce21" table:formula="of:=[.P36]/[.F36]" office:value-type="percentage" office:value="0.00257537877685896" calcext:value-type="percentage">
            <text:p>0,26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9T10:54:34" calcext:value-type="date">
            <text:p>2025-03-09T10:54:34</text:p>
          </table:table-cell>
          <table:table-cell office:value-type="string" calcext:value-type="string">
            <text:p>swh:1:dir:7e5da5cc2050afafecc2fdd3f42d3f76a068d5e7</text:p>
          </table:table-cell>
          <table:table-cell office:value-type="float" office:value="118.222495997325" calcext:value-type="float">
            <text:p>118,22</text:p>
          </table:table-cell>
          <table:table-cell office:value-type="float" office:value="98.8839256744832" calcext:value-type="float">
            <text:p>98,88</text:p>
          </table:table-cell>
          <table:table-cell office:value-type="float" office:value="106.208211116493" calcext:value-type="float">
            <text:p>106,21</text:p>
          </table:table-cell>
          <table:table-cell office:value-type="float" office:value="105.281601535156" calcext:value-type="float">
            <text:p>105,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6879" calcext:value-type="float">
            <text:p>0,096879</text:p>
          </table:table-cell>
          <table:table-cell office:value-type="float" office:value="13.818659" calcext:value-type="float">
            <text:p>13,818659</text:p>
          </table:table-cell>
          <table:table-cell office:value-type="float" office:value="0.465178" calcext:value-type="float">
            <text:p>0,465178</text:p>
          </table:table-cell>
          <table:table-cell table:formula="of:=[.C37]-[.F37]" office:value-type="float" office:value="12.9408944621682" calcext:value-type="float">
            <text:p>12,94</text:p>
          </table:table-cell>
          <table:table-cell table:style-name="ce10" table:formula="of:=[.M37]/[.F37]" office:value-type="percentage" office:value="0.122916960546491" calcext:value-type="percentage">
            <text:p>12,29 %</text:p>
          </table:table-cell>
          <table:table-cell table:style-name="ce15" table:formula="of:=[.K37]/[.M37]" office:value-type="percentage" office:value="1.06782873783554" calcext:value-type="percentage">
            <text:p>106,78 %</text:p>
          </table:table-cell>
          <table:table-cell table:style-name="ce2" table:formula="of:=[.D37]-[.F37]" office:value-type="float" office:value="-6.39767586067281" calcext:value-type="float">
            <text:p>-6,40</text:p>
          </table:table-cell>
          <table:table-cell table:style-name="ce21" table:formula="of:=[.P37]/[.F37]" office:value-type="percentage" office:value="-0.0607672733638695" calcext:value-type="percentage">
            <text:p>-6,08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9T11:00:05" calcext:value-type="date">
            <text:p>2025-03-09T11:00:05</text:p>
          </table:table-cell>
          <table:table-cell office:value-type="string" calcext:value-type="string">
            <text:p>swh:1:dir:98fd7aba2150ea07ea1018cdba2f6814d49dad41</text:p>
          </table:table-cell>
          <table:table-cell office:value-type="float" office:value="374.521904101595" calcext:value-type="float">
            <text:p>374,52</text:p>
          </table:table-cell>
          <table:table-cell office:value-type="float" office:value="333.961702581495" calcext:value-type="float">
            <text:p>333,96</text:p>
          </table:table-cell>
          <table:table-cell office:value-type="float" office:value="328.218482607976" calcext:value-type="float">
            <text:p>328,22</text:p>
          </table:table-cell>
          <table:table-cell office:value-type="float" office:value="326.731905234978" calcext:value-type="float">
            <text:p>326,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44703" calcext:value-type="float">
            <text:p>0,844703</text:p>
          </table:table-cell>
          <table:table-cell office:value-type="float" office:value="27.142357" calcext:value-type="float">
            <text:p>27,142357</text:p>
          </table:table-cell>
          <table:table-cell office:value-type="float" office:value="1.178812" calcext:value-type="float">
            <text:p>1,178812</text:p>
          </table:table-cell>
          <table:table-cell table:formula="of:=[.C38]-[.F38]" office:value-type="float" office:value="47.7899988666177" calcext:value-type="float">
            <text:p>47,79</text:p>
          </table:table-cell>
          <table:table-cell table:style-name="ce10" table:formula="of:=[.M38]/[.F38]" office:value-type="percentage" office:value="0.146266703988545" calcext:value-type="percentage">
            <text:p>14,63 %</text:p>
          </table:table-cell>
          <table:table-cell table:style-name="ce15" table:formula="of:=[.K38]/[.M38]" office:value-type="percentage" office:value="0.567950567978764" calcext:value-type="percentage">
            <text:p>56,80 %</text:p>
          </table:table-cell>
          <table:table-cell table:style-name="ce2" table:formula="of:=[.D38]-[.F38]" office:value-type="float" office:value="7.22979734651699" calcext:value-type="float">
            <text:p>7,23</text:p>
          </table:table-cell>
          <table:table-cell table:style-name="ce21" table:formula="of:=[.P38]/[.F38]" office:value-type="percentage" office:value="0.0221276135898558" calcext:value-type="percentage">
            <text:p>2,21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9T11:17:29" calcext:value-type="date">
            <text:p>2025-03-09T11:17:29</text:p>
          </table:table-cell>
          <table:table-cell office:value-type="string" calcext:value-type="string">
            <text:p>swh:1:dir:e1ddfdadbb8aecb375acca864959569f8db30011</text:p>
          </table:table-cell>
          <table:table-cell office:value-type="float" office:value="115.625791439787" calcext:value-type="float">
            <text:p>115,63</text:p>
          </table:table-cell>
          <table:table-cell office:value-type="float" office:value="107.823272775859" calcext:value-type="float">
            <text:p>107,82</text:p>
          </table:table-cell>
          <table:table-cell office:value-type="float" office:value="107.133824460208" calcext:value-type="float">
            <text:p>107,13</text:p>
          </table:table-cell>
          <table:table-cell office:value-type="float" office:value="106.230662001297" calcext:value-type="float">
            <text:p>106,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7696" calcext:value-type="float">
            <text:p>0,107696</text:p>
          </table:table-cell>
          <table:table-cell office:value-type="float" office:value="5.971844" calcext:value-type="float">
            <text:p>5,971844</text:p>
          </table:table-cell>
          <table:table-cell office:value-type="float" office:value="0.396193" calcext:value-type="float">
            <text:p>0,396193</text:p>
          </table:table-cell>
          <table:table-cell table:formula="of:=[.C39]-[.F39]" office:value-type="float" office:value="9.39512943848968" calcext:value-type="float">
            <text:p>9,40</text:p>
          </table:table-cell>
          <table:table-cell table:style-name="ce10" table:formula="of:=[.M39]/[.F39]" office:value-type="percentage" office:value="0.0884408443051496" calcext:value-type="percentage">
            <text:p>8,84 %</text:p>
          </table:table-cell>
          <table:table-cell table:style-name="ce15" table:formula="of:=[.K39]/[.M39]" office:value-type="percentage" office:value="0.635631902582921" calcext:value-type="percentage">
            <text:p>63,56 %</text:p>
          </table:table-cell>
          <table:table-cell table:style-name="ce2" table:formula="of:=[.D39]-[.F39]" office:value-type="float" office:value="1.59261077456199" calcext:value-type="float">
            <text:p>1,59</text:p>
          </table:table-cell>
          <table:table-cell table:style-name="ce21" table:formula="of:=[.P39]/[.F39]" office:value-type="percentage" office:value="0.01499200649378" calcext:value-type="percentage">
            <text:p>1,50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9T11:23:28" calcext:value-type="date">
            <text:p>2025-03-09T11:23:28</text:p>
          </table:table-cell>
          <table:table-cell office:value-type="string" calcext:value-type="string">
            <text:p>swh:1:dir:3632eae7875f1790fe1fe15800398401b216ef87</text:p>
          </table:table-cell>
          <table:table-cell office:value-type="float" office:value="136.927389657125" calcext:value-type="float">
            <text:p>136,93</text:p>
          </table:table-cell>
          <table:table-cell office:value-type="float" office:value="121.641920218244" calcext:value-type="float">
            <text:p>121,64</text:p>
          </table:table-cell>
          <table:table-cell office:value-type="float" office:value="123.297494720668" calcext:value-type="float">
            <text:p>123,30</text:p>
          </table:table-cell>
          <table:table-cell office:value-type="float" office:value="122.315229076892" calcext:value-type="float">
            <text:p>122,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8522" calcext:value-type="float">
            <text:p>0,038522</text:p>
          </table:table-cell>
          <table:table-cell office:value-type="float" office:value="9.558355" calcext:value-type="float">
            <text:p>9,558355</text:p>
          </table:table-cell>
          <table:table-cell office:value-type="float" office:value="0.200132" calcext:value-type="float">
            <text:p>0,200132</text:p>
          </table:table-cell>
          <table:table-cell table:formula="of:=[.C40]-[.F40]" office:value-type="float" office:value="14.6121605802327" calcext:value-type="float">
            <text:p>14,61</text:p>
          </table:table-cell>
          <table:table-cell table:style-name="ce10" table:formula="of:=[.M40]/[.F40]" office:value-type="percentage" office:value="0.119463133826508" calcext:value-type="percentage">
            <text:p>11,95 %</text:p>
          </table:table-cell>
          <table:table-cell table:style-name="ce15" table:formula="of:=[.K40]/[.M40]" office:value-type="percentage" office:value="0.654137007837876" calcext:value-type="percentage">
            <text:p>65,41 %</text:p>
          </table:table-cell>
          <table:table-cell table:style-name="ce2" table:formula="of:=[.D40]-[.F40]" office:value-type="float" office:value="-0.673308858647999" calcext:value-type="float">
            <text:p>-0,67</text:p>
          </table:table-cell>
          <table:table-cell table:style-name="ce21" table:formula="of:=[.P40]/[.F40]" office:value-type="percentage" office:value="-0.00550470177531803" calcext:value-type="percentage">
            <text:p>-0,55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9T11:30:18" calcext:value-type="date">
            <text:p>2025-03-09T11:30:18</text:p>
          </table:table-cell>
          <table:table-cell office:value-type="string" calcext:value-type="string">
            <text:p>swh:1:dir:78042e06dc7f9ccc5e8bedbdd137d539d54193d6</text:p>
          </table:table-cell>
          <table:table-cell office:value-type="float" office:value="3102.86358063296" calcext:value-type="float">
            <text:p>3 102,86</text:p>
          </table:table-cell>
          <table:table-cell office:value-type="float" office:value="2830.65968251973" calcext:value-type="float">
            <text:p>2 830,66</text:p>
          </table:table-cell>
          <table:table-cell office:value-type="float" office:value="2788.03587592952" calcext:value-type="float">
            <text:p>2 788,04</text:p>
          </table:table-cell>
          <table:table-cell office:value-type="float" office:value="2786.20292858966" calcext:value-type="float">
            <text:p>2 786,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43651" calcext:value-type="float">
            <text:p>5,343651</text:p>
          </table:table-cell>
          <table:table-cell office:value-type="float" office:value="179.207236" calcext:value-type="float">
            <text:p>179,207236</text:p>
          </table:table-cell>
          <table:table-cell office:value-type="float" office:value="9.310875" calcext:value-type="float">
            <text:p>9,310875</text:p>
          </table:table-cell>
          <table:table-cell table:formula="of:=[.C41]-[.F41]" office:value-type="float" office:value="316.660652043298" calcext:value-type="float">
            <text:p>316,66</text:p>
          </table:table-cell>
          <table:table-cell table:style-name="ce10" table:formula="of:=[.M41]/[.F41]" office:value-type="percentage" office:value="0.113653118656216" calcext:value-type="percentage">
            <text:p>11,37 %</text:p>
          </table:table-cell>
          <table:table-cell table:style-name="ce15" table:formula="of:=[.K41]/[.M41]" office:value-type="percentage" office:value="0.565928336355148" calcext:value-type="percentage">
            <text:p>56,59 %</text:p>
          </table:table-cell>
          <table:table-cell table:style-name="ce2" table:formula="of:=[.D41]-[.F41]" office:value-type="float" office:value="44.4567539300697" calcext:value-type="float">
            <text:p>44,46</text:p>
          </table:table-cell>
          <table:table-cell table:style-name="ce21" table:formula="of:=[.P41]/[.F41]" office:value-type="percentage" office:value="0.0159560358916761" calcext:value-type="percentage">
            <text:p>1,60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9T13:56:30" calcext:value-type="date">
            <text:p>2025-03-09T13:56:30</text:p>
          </table:table-cell>
          <table:table-cell office:value-type="string" calcext:value-type="string">
            <text:p>swh:1:dir:57cf9cd6eb3c860567d974ec4e1e373fa9c7706d</text:p>
          </table:table-cell>
          <table:table-cell office:value-type="float" office:value="920.849032156169" calcext:value-type="float">
            <text:p>920,85</text:p>
          </table:table-cell>
          <table:table-cell office:value-type="float" office:value="887.264960665256" calcext:value-type="float">
            <text:p>887,26</text:p>
          </table:table-cell>
          <table:table-cell office:value-type="float" office:value="886.032821923494" calcext:value-type="float">
            <text:p>886,03</text:p>
          </table:table-cell>
          <table:table-cell office:value-type="float" office:value="884.866238525137" calcext:value-type="float">
            <text:p>884,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62" calcext:value-type="float">
            <text:p>0,1962</text:p>
          </table:table-cell>
          <table:table-cell office:value-type="float" office:value="22.719147" calcext:value-type="float">
            <text:p>22,719147</text:p>
          </table:table-cell>
          <table:table-cell office:value-type="float" office:value="0.508569" calcext:value-type="float">
            <text:p>0,508569</text:p>
          </table:table-cell>
          <table:table-cell table:formula="of:=[.C42]-[.F42]" office:value-type="float" office:value="35.9827936310321" calcext:value-type="float">
            <text:p>35,98</text:p>
          </table:table-cell>
          <table:table-cell table:style-name="ce10" table:formula="of:=[.M42]/[.F42]" office:value-type="percentage" office:value="0.0406646700534161" calcext:value-type="percentage">
            <text:p>4,07 %</text:p>
          </table:table-cell>
          <table:table-cell table:style-name="ce15" table:formula="of:=[.K42]/[.M42]" office:value-type="percentage" office:value="0.631389192094487" calcext:value-type="percentage">
            <text:p>63,14 %</text:p>
          </table:table-cell>
          <table:table-cell table:style-name="ce2" table:formula="of:=[.D42]-[.F42]" office:value-type="float" office:value="2.39872214011905" calcext:value-type="float">
            <text:p>2,40</text:p>
          </table:table-cell>
          <table:table-cell table:style-name="ce21" table:formula="of:=[.P42]/[.F42]" office:value-type="percentage" office:value="0.00271083022007615" calcext:value-type="percentage">
            <text:p>0,27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9T14:41:42" calcext:value-type="date">
            <text:p>2025-03-09T14:41:42</text:p>
          </table:table-cell>
          <table:table-cell office:value-type="string" calcext:value-type="string">
            <text:p>swh:1:dir:bebc52644b55c932d333e9e33c46164b5f46c93f</text:p>
          </table:table-cell>
          <table:table-cell office:value-type="float" office:value="305.378568727523" calcext:value-type="float">
            <text:p>305,38</text:p>
          </table:table-cell>
          <table:table-cell office:value-type="float" office:value="272.416617937386" calcext:value-type="float">
            <text:p>272,42</text:p>
          </table:table-cell>
          <table:table-cell office:value-type="float" office:value="269.275649821386" calcext:value-type="float">
            <text:p>269,28</text:p>
          </table:table-cell>
          <table:table-cell office:value-type="float" office:value="268.214692082256" calcext:value-type="float">
            <text:p>268,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44916" calcext:value-type="float">
            <text:p>0,444916</text:p>
          </table:table-cell>
          <table:table-cell office:value-type="float" office:value="19.902526" calcext:value-type="float">
            <text:p>19,902526</text:p>
          </table:table-cell>
          <table:table-cell office:value-type="float" office:value="1.282553" calcext:value-type="float">
            <text:p>1,282553</text:p>
          </table:table-cell>
          <table:table-cell table:formula="of:=[.C43]-[.F43]" office:value-type="float" office:value="37.163876645267" calcext:value-type="float">
            <text:p>37,16</text:p>
          </table:table-cell>
          <table:table-cell table:style-name="ce10" table:formula="of:=[.M43]/[.F43]" office:value-type="percentage" office:value="0.138560182355222" calcext:value-type="percentage">
            <text:p>13,86 %</text:p>
          </table:table-cell>
          <table:table-cell table:style-name="ce15" table:formula="of:=[.K43]/[.M43]" office:value-type="percentage" office:value="0.535534174488083" calcext:value-type="percentage">
            <text:p>53,55 %</text:p>
          </table:table-cell>
          <table:table-cell table:style-name="ce2" table:formula="of:=[.D43]-[.F43]" office:value-type="float" office:value="4.20192585512996" calcext:value-type="float">
            <text:p>4,20</text:p>
          </table:table-cell>
          <table:table-cell table:style-name="ce21" table:formula="of:=[.P43]/[.F43]" office:value-type="percentage" office:value="0.0156662777214356" calcext:value-type="percentage">
            <text:p>1,57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9T14:55:56" calcext:value-type="date">
            <text:p>2025-03-09T14:55:56</text:p>
          </table:table-cell>
          <table:table-cell office:value-type="string" calcext:value-type="string">
            <text:p>swh:1:dir:e9f228eba245821bd02eae8f94eb29854036e2c9</text:p>
          </table:table-cell>
          <table:table-cell office:value-type="float" office:value="120.222064604983" calcext:value-type="float">
            <text:p>120,22</text:p>
          </table:table-cell>
          <table:table-cell office:value-type="float" office:value="104.740665163845" calcext:value-type="float">
            <text:p>104,74</text:p>
          </table:table-cell>
          <table:table-cell office:value-type="float" office:value="104.086043890566" calcext:value-type="float">
            <text:p>104,09</text:p>
          </table:table-cell>
          <table:table-cell office:value-type="float" office:value="103.079358331859" calcext:value-type="float">
            <text:p>103,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996" calcext:value-type="float">
            <text:p>0,088996</text:p>
          </table:table-cell>
          <table:table-cell office:value-type="float" office:value="8.028281" calcext:value-type="float">
            <text:p>8,028281</text:p>
          </table:table-cell>
          <table:table-cell office:value-type="float" office:value="0.479387" calcext:value-type="float">
            <text:p>0,479387</text:p>
          </table:table-cell>
          <table:table-cell table:formula="of:=[.C44]-[.F44]" office:value-type="float" office:value="17.1427062731236" calcext:value-type="float">
            <text:p>17,14</text:p>
          </table:table-cell>
          <table:table-cell table:style-name="ce10" table:formula="of:=[.M44]/[.F44]" office:value-type="percentage" office:value="0.166305907899945" calcext:value-type="percentage">
            <text:p>16,63 %</text:p>
          </table:table-cell>
          <table:table-cell table:style-name="ce15" table:formula="of:=[.K44]/[.M44]" office:value-type="percentage" office:value="0.468320513231144" calcext:value-type="percentage">
            <text:p>46,83 %</text:p>
          </table:table-cell>
          <table:table-cell table:style-name="ce2" table:formula="of:=[.D44]-[.F44]" office:value-type="float" office:value="1.661306831986" calcext:value-type="float">
            <text:p>1,66</text:p>
          </table:table-cell>
          <table:table-cell table:style-name="ce21" table:formula="of:=[.P44]/[.F44]" office:value-type="percentage" office:value="0.0161167750640967" calcext:value-type="percentage">
            <text:p>1,61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9T15:01:54" calcext:value-type="date">
            <text:p>2025-03-09T15:01:54</text:p>
          </table:table-cell>
          <table:table-cell office:value-type="string" calcext:value-type="string">
            <text:p>swh:1:dir:afc246ece9f68f6670385744916a4240c03ecebd</text:p>
          </table:table-cell>
          <table:table-cell office:value-type="float" office:value="67.392891427502" calcext:value-type="float">
            <text:p>67,39</text:p>
          </table:table-cell>
          <table:table-cell office:value-type="float" office:value="62.4694864954799" calcext:value-type="float">
            <text:p>62,47</text:p>
          </table:table-cell>
          <table:table-cell office:value-type="float" office:value="61.071542179212" calcext:value-type="float">
            <text:p>61,07</text:p>
          </table:table-cell>
          <table:table-cell office:value-type="float" office:value="59.9851759057492" calcext:value-type="float">
            <text:p>59,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313" calcext:value-type="float">
            <text:p>0,02313</text:p>
          </table:table-cell>
          <table:table-cell office:value-type="float" office:value="4.515335" calcext:value-type="float">
            <text:p>4,515335</text:p>
          </table:table-cell>
          <table:table-cell office:value-type="float" office:value="0.238228" calcext:value-type="float">
            <text:p>0,238228</text:p>
          </table:table-cell>
          <table:table-cell table:formula="of:=[.C45]-[.F45]" office:value-type="float" office:value="7.40771552175283" calcext:value-type="float">
            <text:p>7,41</text:p>
          </table:table-cell>
          <table:table-cell table:style-name="ce10" table:formula="of:=[.M45]/[.F45]" office:value-type="percentage" office:value="0.12349243642116" calcext:value-type="percentage">
            <text:p>12,35 %</text:p>
          </table:table-cell>
          <table:table-cell table:style-name="ce15" table:formula="of:=[.K45]/[.M45]" office:value-type="percentage" office:value="0.609544870714955" calcext:value-type="percentage">
            <text:p>60,95 %</text:p>
          </table:table-cell>
          <table:table-cell table:style-name="ce2" table:formula="of:=[.D45]-[.F45]" office:value-type="float" office:value="2.4843105897307" calcext:value-type="float">
            <text:p>2,48</text:p>
          </table:table-cell>
          <table:table-cell table:style-name="ce21" table:formula="of:=[.P45]/[.F45]" office:value-type="percentage" office:value="0.0414154089276013" calcext:value-type="percentage">
            <text:p>4,14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9T15:05:22" calcext:value-type="date">
            <text:p>2025-03-09T15:05:22</text:p>
          </table:table-cell>
          <table:table-cell office:value-type="string" calcext:value-type="string">
            <text:p>swh:1:dir:e11138901ccefd6e96e4ef4b8f7081c8807a923b</text:p>
          </table:table-cell>
          <table:table-cell office:value-type="float" office:value="119.258323375136" calcext:value-type="float">
            <text:p>119,26</text:p>
          </table:table-cell>
          <table:table-cell office:value-type="float" office:value="104.084802143276" calcext:value-type="float">
            <text:p>104,08</text:p>
          </table:table-cell>
          <table:table-cell office:value-type="float" office:value="103.344826169312" calcext:value-type="float">
            <text:p>103,34</text:p>
          </table:table-cell>
          <table:table-cell office:value-type="float" office:value="102.321369428188" calcext:value-type="float">
            <text:p>102,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8466" calcext:value-type="float">
            <text:p>0,038466</text:p>
          </table:table-cell>
          <table:table-cell office:value-type="float" office:value="10.301681" calcext:value-type="float">
            <text:p>10,301681</text:p>
          </table:table-cell>
          <table:table-cell office:value-type="float" office:value="0.435311" calcext:value-type="float">
            <text:p>0,435311</text:p>
          </table:table-cell>
          <table:table-cell table:formula="of:=[.C46]-[.F46]" office:value-type="float" office:value="16.9369539469481" calcext:value-type="float">
            <text:p>16,94</text:p>
          </table:table-cell>
          <table:table-cell table:style-name="ce10" table:formula="of:=[.M46]/[.F46]" office:value-type="percentage" office:value="0.165527045245763" calcext:value-type="percentage">
            <text:p>16,55 %</text:p>
          </table:table-cell>
          <table:table-cell table:style-name="ce15" table:formula="of:=[.K46]/[.M46]" office:value-type="percentage" office:value="0.608236937543088" calcext:value-type="percentage">
            <text:p>60,82 %</text:p>
          </table:table-cell>
          <table:table-cell table:style-name="ce2" table:formula="of:=[.D46]-[.F46]" office:value-type="float" office:value="1.76343271508799" calcext:value-type="float">
            <text:p>1,76</text:p>
          </table:table-cell>
          <table:table-cell table:style-name="ce21" table:formula="of:=[.P46]/[.F46]" office:value-type="percentage" office:value="0.0172342563918245" calcext:value-type="percentage">
            <text:p>1,72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9T15:11:39" calcext:value-type="date">
            <text:p>2025-03-09T15:11:39</text:p>
          </table:table-cell>
          <table:table-cell office:value-type="string" calcext:value-type="string">
            <text:p>swh:1:dir:c1c7501cc31bcdc7254e168291e8f4a4a0ac9019</text:p>
          </table:table-cell>
          <table:table-cell office:value-type="float" office:value="5009.95550544187" calcext:value-type="float">
            <text:p>5 009,96</text:p>
          </table:table-cell>
          <table:table-cell office:value-type="float" office:value="4591.43579020165" calcext:value-type="float">
            <text:p>4 591,44</text:p>
          </table:table-cell>
          <table:table-cell office:value-type="float" office:value="4540.85504889116" calcext:value-type="float">
            <text:p>4 540,86</text:p>
          </table:table-cell>
          <table:table-cell office:value-type="float" office:value="4539.0262099728" calcext:value-type="float">
            <text:p>4 539,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507993" calcext:value-type="float">
            <text:p>9,507993</text:p>
          </table:table-cell>
          <table:table-cell office:value-type="float" office:value="274.710996" calcext:value-type="float">
            <text:p>274,710996</text:p>
          </table:table-cell>
          <table:table-cell office:value-type="float" office:value="14.91565" calcext:value-type="float">
            <text:p>14,91565</text:p>
          </table:table-cell>
          <table:table-cell table:formula="of:=[.C47]-[.F47]" office:value-type="float" office:value="470.929295469075" calcext:value-type="float">
            <text:p>470,93</text:p>
          </table:table-cell>
          <table:table-cell table:style-name="ce10" table:formula="of:=[.M47]/[.F47]" office:value-type="percentage" office:value="0.103751173420058" calcext:value-type="percentage">
            <text:p>10,38 %</text:p>
          </table:table-cell>
          <table:table-cell table:style-name="ce15" table:formula="of:=[.K47]/[.M47]" office:value-type="percentage" office:value="0.583338090543657" calcext:value-type="percentage">
            <text:p>58,33 %</text:p>
          </table:table-cell>
          <table:table-cell table:style-name="ce2" table:formula="of:=[.D47]-[.F47]" office:value-type="float" office:value="52.4095802288502" calcext:value-type="float">
            <text:p>52,41</text:p>
          </table:table-cell>
          <table:table-cell table:style-name="ce21" table:formula="of:=[.P47]/[.F47]" office:value-type="percentage" office:value="0.011546437011908" calcext:value-type="percentage">
            <text:p>1,15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9T19:07:39" calcext:value-type="date">
            <text:p>2025-03-09T19:07:39</text:p>
          </table:table-cell>
          <table:table-cell office:value-type="string" calcext:value-type="string">
            <text:p>swh:1:dir:143aa4cd741965e39538a92b48acaef6bf25d4f1</text:p>
          </table:table-cell>
          <table:table-cell office:value-type="float" office:value="226.162070540711" calcext:value-type="float">
            <text:p>226,16</text:p>
          </table:table-cell>
          <table:table-cell office:value-type="float" office:value="211.333190577105" calcext:value-type="float">
            <text:p>211,33</text:p>
          </table:table-cell>
          <table:table-cell office:value-type="float" office:value="211.13670338504" calcext:value-type="float">
            <text:p>211,14</text:p>
          </table:table-cell>
          <table:table-cell office:value-type="float" office:value="210.042720364407" calcext:value-type="float">
            <text:p>210,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6439" calcext:value-type="float">
            <text:p>0,136439</text:p>
          </table:table-cell>
          <table:table-cell office:value-type="float" office:value="9.319646" calcext:value-type="float">
            <text:p>9,319646</text:p>
          </table:table-cell>
          <table:table-cell office:value-type="float" office:value="0.692514" calcext:value-type="float">
            <text:p>0,692514</text:p>
          </table:table-cell>
          <table:table-cell table:formula="of:=[.C48]-[.F48]" office:value-type="float" office:value="16.1193501763046" calcext:value-type="float">
            <text:p>16,12</text:p>
          </table:table-cell>
          <table:table-cell table:style-name="ce10" table:formula="of:=[.M48]/[.F48]" office:value-type="percentage" office:value="0.0767431984709532" calcext:value-type="percentage">
            <text:p>7,67 %</text:p>
          </table:table-cell>
          <table:table-cell table:style-name="ce15" table:formula="of:=[.K48]/[.M48]" office:value-type="percentage" office:value="0.5781651182006" calcext:value-type="percentage">
            <text:p>57,82 %</text:p>
          </table:table-cell>
          <table:table-cell table:style-name="ce2" table:formula="of:=[.D48]-[.F48]" office:value-type="float" office:value="1.29047021269801" calcext:value-type="float">
            <text:p>1,29</text:p>
          </table:table-cell>
          <table:table-cell table:style-name="ce21" table:formula="of:=[.P48]/[.F48]" office:value-type="percentage" office:value="0.00614384640638414" calcext:value-type="percentage">
            <text:p>0,61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9T19:18:46" calcext:value-type="date">
            <text:p>2025-03-09T19:18:46</text:p>
          </table:table-cell>
          <table:table-cell office:value-type="string" calcext:value-type="string">
            <text:p>swh:1:dir:3278a749ce1bba9621c0123278bbee043d66dcdd</text:p>
          </table:table-cell>
          <table:table-cell office:value-type="float" office:value="107.835060402751" calcext:value-type="float">
            <text:p>107,84</text:p>
          </table:table-cell>
          <table:table-cell office:value-type="float" office:value="98.0020847991109" calcext:value-type="float">
            <text:p>98,00</text:p>
          </table:table-cell>
          <table:table-cell office:value-type="float" office:value="98.063736686483" calcext:value-type="float">
            <text:p>98,06</text:p>
          </table:table-cell>
          <table:table-cell office:value-type="float" office:value="96.3760861512274" calcext:value-type="float">
            <text:p>96,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939" calcext:value-type="float">
            <text:p>0,036939</text:p>
          </table:table-cell>
          <table:table-cell office:value-type="float" office:value="6.810331" calcext:value-type="float">
            <text:p>6,810331</text:p>
          </table:table-cell>
          <table:table-cell office:value-type="float" office:value="0.283314" calcext:value-type="float">
            <text:p>0,283314</text:p>
          </table:table-cell>
          <table:table-cell table:formula="of:=[.C49]-[.F49]" office:value-type="float" office:value="11.4589742515236" calcext:value-type="float">
            <text:p>11,46</text:p>
          </table:table-cell>
          <table:table-cell table:style-name="ce10" table:formula="of:=[.M49]/[.F49]" office:value-type="percentage" office:value="0.118898522539532" calcext:value-type="percentage">
            <text:p>11,89 %</text:p>
          </table:table-cell>
          <table:table-cell table:style-name="ce15" table:formula="of:=[.K49]/[.M49]" office:value-type="percentage" office:value="0.594322916738772" calcext:value-type="percentage">
            <text:p>59,43 %</text:p>
          </table:table-cell>
          <table:table-cell table:style-name="ce2" table:formula="of:=[.D49]-[.F49]" office:value-type="float" office:value="1.62599864788351" calcext:value-type="float">
            <text:p>1,63</text:p>
          </table:table-cell>
          <table:table-cell table:style-name="ce21" table:formula="of:=[.P49]/[.F49]" office:value-type="percentage" office:value="0.0168713911595465" calcext:value-type="percentage">
            <text:p>1,69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9T19:23:57" calcext:value-type="date">
            <text:p>2025-03-09T19:23:57</text:p>
          </table:table-cell>
          <table:table-cell office:value-type="string" calcext:value-type="string">
            <text:p>swh:1:dir:7fdcef4a398aded536736800147e5dc3e75fa3f4</text:p>
          </table:table-cell>
          <table:table-cell office:value-type="float" office:value="65.6252236720175" calcext:value-type="float">
            <text:p>65,63</text:p>
          </table:table-cell>
          <table:table-cell office:value-type="float" office:value="62.1902636084706" calcext:value-type="float">
            <text:p>62,19</text:p>
          </table:table-cell>
          <table:table-cell office:value-type="float" office:value="62.1386775095016" calcext:value-type="float">
            <text:p>62,14</text:p>
          </table:table-cell>
          <table:table-cell office:value-type="float" office:value="61.0204249620438" calcext:value-type="float">
            <text:p>61,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3561" calcext:value-type="float">
            <text:p>0,023561</text:p>
          </table:table-cell>
          <table:table-cell office:value-type="float" office:value="2.935972" calcext:value-type="float">
            <text:p>2,935972</text:p>
          </table:table-cell>
          <table:table-cell office:value-type="float" office:value="0.150138" calcext:value-type="float">
            <text:p>0,150138</text:p>
          </table:table-cell>
          <table:table-cell table:formula="of:=[.C50]-[.F50]" office:value-type="float" office:value="4.60479870997369" calcext:value-type="float">
            <text:p>4,60</text:p>
          </table:table-cell>
          <table:table-cell table:style-name="ce10" table:formula="of:=[.M50]/[.F50]" office:value-type="percentage" office:value="0.0754632356762181" calcext:value-type="percentage">
            <text:p>7,55 %</text:p>
          </table:table-cell>
          <table:table-cell table:style-name="ce15" table:formula="of:=[.K50]/[.M50]" office:value-type="percentage" office:value="0.637589650475031" calcext:value-type="percentage">
            <text:p>63,76 %</text:p>
          </table:table-cell>
          <table:table-cell table:style-name="ce2" table:formula="of:=[.D50]-[.F50]" office:value-type="float" office:value="1.1698386464268" calcext:value-type="float">
            <text:p>1,17</text:p>
          </table:table-cell>
          <table:table-cell table:style-name="ce21" table:formula="of:=[.P50]/[.F50]" office:value-type="percentage" office:value="0.0191712635097916" calcext:value-type="percentage">
            <text:p>1,92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9T19:27:14" calcext:value-type="date">
            <text:p>2025-03-09T19:27:14</text:p>
          </table:table-cell>
          <table:table-cell office:value-type="string" calcext:value-type="string">
            <text:p>swh:1:dir:85edc9287c0eccdf5f0f1289404d411f0e633573</text:p>
          </table:table-cell>
          <table:table-cell office:value-type="float" office:value="235.202665122226" calcext:value-type="float">
            <text:p>235,20</text:p>
          </table:table-cell>
          <table:table-cell office:value-type="float" office:value="215.857537129894" calcext:value-type="float">
            <text:p>215,86</text:p>
          </table:table-cell>
          <table:table-cell office:value-type="float" office:value="219.683391183615" calcext:value-type="float">
            <text:p>219,68</text:p>
          </table:table-cell>
          <table:table-cell office:value-type="float" office:value="216.936641279608" calcext:value-type="float">
            <text:p>216,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8918" calcext:value-type="float">
            <text:p>0,258918</text:p>
          </table:table-cell>
          <table:table-cell office:value-type="float" office:value="14.256818" calcext:value-type="float">
            <text:p>14,256818</text:p>
          </table:table-cell>
          <table:table-cell office:value-type="float" office:value="0.795637" calcext:value-type="float">
            <text:p>0,795637</text:p>
          </table:table-cell>
          <table:table-cell table:formula="of:=[.C51]-[.F51]" office:value-type="float" office:value="18.2660238426179" calcext:value-type="float">
            <text:p>18,27</text:p>
          </table:table-cell>
          <table:table-cell table:style-name="ce10" table:formula="of:=[.M51]/[.F51]" office:value-type="percentage" office:value="0.084199809376946" calcext:value-type="percentage">
            <text:p>8,42 %</text:p>
          </table:table-cell>
          <table:table-cell table:style-name="ce15" table:formula="of:=[.K51]/[.M51]" office:value-type="percentage" office:value="0.780510204237023" calcext:value-type="percentage">
            <text:p>78,05 %</text:p>
          </table:table-cell>
          <table:table-cell table:style-name="ce2" table:formula="of:=[.D51]-[.F51]" office:value-type="float" office:value="-1.079104149714" calcext:value-type="float">
            <text:p>-1,08</text:p>
          </table:table-cell>
          <table:table-cell table:style-name="ce21" table:formula="of:=[.P51]/[.F51]" office:value-type="percentage" office:value="-0.0049742825524949" calcext:value-type="percentage">
            <text:p>-0,50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9T19:38:43" calcext:value-type="date">
            <text:p>2025-03-09T19:38:43</text:p>
          </table:table-cell>
          <table:table-cell office:value-type="string" calcext:value-type="string">
            <text:p>swh:1:dir:0eb547158b20a55b004606d2e0e02e08c1303080</text:p>
          </table:table-cell>
          <table:table-cell office:value-type="float" office:value="10.7197863701731" calcext:value-type="float">
            <text:p>10,72</text:p>
          </table:table-cell>
          <table:table-cell office:value-type="float" office:value="10.2450442761183" calcext:value-type="float">
            <text:p>10,25</text:p>
          </table:table-cell>
          <table:table-cell office:value-type="float" office:value="10.2012458425015" calcext:value-type="float">
            <text:p>10,20</text:p>
          </table:table-cell>
          <table:table-cell office:value-type="float" office:value="9.35783066228032" calcext:value-type="float">
            <text:p>9,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223" calcext:value-type="float">
            <text:p>0,012223</text:p>
          </table:table-cell>
          <table:table-cell office:value-type="float" office:value="2.659316" calcext:value-type="float">
            <text:p>2,659316</text:p>
          </table:table-cell>
          <table:table-cell office:value-type="float" office:value="0.014191" calcext:value-type="float">
            <text:p>0,014191</text:p>
          </table:table-cell>
          <table:table-cell table:formula="of:=[.C52]-[.F52]" office:value-type="float" office:value="1.36195570789278" calcext:value-type="float">
            <text:p>1,36</text:p>
          </table:table-cell>
          <table:table-cell table:style-name="ce10" table:formula="of:=[.M52]/[.F52]" office:value-type="percentage" office:value="0.145541820219356" calcext:value-type="percentage">
            <text:p>14,55 %</text:p>
          </table:table-cell>
          <table:table-cell table:style-name="ce15" table:formula="of:=[.K52]/[.M52]" office:value-type="percentage" office:value="1.95257157379553" calcext:value-type="percentage">
            <text:p>195,26 %</text:p>
          </table:table-cell>
          <table:table-cell table:style-name="ce2" table:formula="of:=[.D52]-[.F52]" office:value-type="float" office:value="0.887213613837981" calcext:value-type="float">
            <text:p>0,89</text:p>
          </table:table-cell>
          <table:table-cell table:style-name="ce21" table:formula="of:=[.P52]/[.F52]" office:value-type="percentage" office:value="0.0948097530140371" calcext:value-type="percentage">
            <text:p>9,48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9T19:39:21" calcext:value-type="date">
            <text:p>2025-03-09T19:39:21</text:p>
          </table:table-cell>
          <table:table-cell office:value-type="string" calcext:value-type="string">
            <text:p>swh:1:dir:63f5aad1a81560df8c2f6c373ecefb82ece596bd</text:p>
          </table:table-cell>
          <table:table-cell office:value-type="float" office:value="1433.85440598056" calcext:value-type="float">
            <text:p>1 433,85</text:p>
          </table:table-cell>
          <table:table-cell office:value-type="float" office:value="1279.00655161589" calcext:value-type="float">
            <text:p>1 279,01</text:p>
          </table:table-cell>
          <table:table-cell office:value-type="float" office:value="1260.21646900475" calcext:value-type="float">
            <text:p>1 260,22</text:p>
          </table:table-cell>
          <table:table-cell office:value-type="float" office:value="1258.8676843401" calcext:value-type="float">
            <text:p>1 258,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545825" calcext:value-type="float">
            <text:p>4,545825</text:p>
          </table:table-cell>
          <table:table-cell office:value-type="float" office:value="93.989049" calcext:value-type="float">
            <text:p>93,989049</text:p>
          </table:table-cell>
          <table:table-cell office:value-type="float" office:value="5.348444" calcext:value-type="float">
            <text:p>5,348444</text:p>
          </table:table-cell>
          <table:table-cell table:formula="of:=[.C53]-[.F53]" office:value-type="float" office:value="174.986721640453" calcext:value-type="float">
            <text:p>174,99</text:p>
          </table:table-cell>
          <table:table-cell table:style-name="ce10" table:formula="of:=[.M53]/[.F53]" office:value-type="percentage" office:value="0.139003267632675" calcext:value-type="percentage">
            <text:p>13,90 %</text:p>
          </table:table-cell>
          <table:table-cell table:style-name="ce15" table:formula="of:=[.K53]/[.M53]" office:value-type="percentage" office:value="0.537121034778401" calcext:value-type="percentage">
            <text:p>53,71 %</text:p>
          </table:table-cell>
          <table:table-cell table:style-name="ce2" table:formula="of:=[.D53]-[.F53]" office:value-type="float" office:value="20.1388672757901" calcext:value-type="float">
            <text:p>20,14</text:p>
          </table:table-cell>
          <table:table-cell table:style-name="ce21" table:formula="of:=[.P53]/[.F53]" office:value-type="percentage" office:value="0.0159976044554253" calcext:value-type="percentage">
            <text:p>1,60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9T20:45:41" calcext:value-type="date">
            <text:p>2025-03-09T20:45:41</text:p>
          </table:table-cell>
          <table:table-cell office:value-type="string" calcext:value-type="string">
            <text:p>swh:1:dir:522b2db9ea16fb22232acab189a88a2ce1a65b39</text:p>
          </table:table-cell>
          <table:table-cell office:value-type="float" office:value="1680.35996456258" calcext:value-type="float">
            <text:p>1 680,36</text:p>
          </table:table-cell>
          <table:table-cell office:value-type="float" office:value="1523.82115223631" calcext:value-type="float">
            <text:p>1 523,82</text:p>
          </table:table-cell>
          <table:table-cell office:value-type="float" office:value="1517.95580063388" calcext:value-type="float">
            <text:p>1 517,96</text:p>
          </table:table-cell>
          <table:table-cell office:value-type="float" office:value="1516.41590677574" calcext:value-type="float">
            <text:p>1 516,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93173" calcext:value-type="float">
            <text:p>5,193173</text:p>
          </table:table-cell>
          <table:table-cell office:value-type="float" office:value="97.030478" calcext:value-type="float">
            <text:p>97,030478</text:p>
          </table:table-cell>
          <table:table-cell office:value-type="float" office:value="4.244508" calcext:value-type="float">
            <text:p>4,244508</text:p>
          </table:table-cell>
          <table:table-cell table:formula="of:=[.C54]-[.F54]" office:value-type="float" office:value="163.944057786837" calcext:value-type="float">
            <text:p>163,94</text:p>
          </table:table-cell>
          <table:table-cell table:style-name="ce10" table:formula="of:=[.M54]/[.F54]" office:value-type="percentage" office:value="0.108112858124405" calcext:value-type="percentage">
            <text:p>10,81 %</text:p>
          </table:table-cell>
          <table:table-cell table:style-name="ce15" table:formula="of:=[.K54]/[.M54]" office:value-type="percentage" office:value="0.59185114306589" calcext:value-type="percentage">
            <text:p>59,19 %</text:p>
          </table:table-cell>
          <table:table-cell table:style-name="ce2" table:formula="of:=[.D54]-[.F54]" office:value-type="float" office:value="7.40524546056986" calcext:value-type="float">
            <text:p>7,41</text:p>
          </table:table-cell>
          <table:table-cell table:style-name="ce21" table:formula="of:=[.P54]/[.F54]" office:value-type="percentage" office:value="0.00488338682513241" calcext:value-type="percentage">
            <text:p>0,49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9T22:04:31" calcext:value-type="date">
            <text:p>2025-03-09T22:04:31</text:p>
          </table:table-cell>
          <table:table-cell office:value-type="string" calcext:value-type="string">
            <text:p>swh:1:dir:b582463359cf5477e066ab7f9e6e8791dde4c241</text:p>
          </table:table-cell>
          <table:table-cell office:value-type="float" office:value="81.9056767001748" calcext:value-type="float">
            <text:p>81,91</text:p>
          </table:table-cell>
          <table:table-cell office:value-type="float" office:value="74.910193298012" calcext:value-type="float">
            <text:p>74,91</text:p>
          </table:table-cell>
          <table:table-cell office:value-type="float" office:value="72.9754475876689" calcext:value-type="float">
            <text:p>72,98</text:p>
          </table:table-cell>
          <table:table-cell office:value-type="float" office:value="71.9384760838002" calcext:value-type="float">
            <text:p>71,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256" calcext:value-type="float">
            <text:p>0,065256</text:p>
          </table:table-cell>
          <table:table-cell office:value-type="float" office:value="7.102522" calcext:value-type="float">
            <text:p>7,102522</text:p>
          </table:table-cell>
          <table:table-cell office:value-type="float" office:value="0.265358" calcext:value-type="float">
            <text:p>0,265358</text:p>
          </table:table-cell>
          <table:table-cell table:formula="of:=[.C55]-[.F55]" office:value-type="float" office:value="9.96720061637461" calcext:value-type="float">
            <text:p>9,97</text:p>
          </table:table-cell>
          <table:table-cell table:style-name="ce10" table:formula="of:=[.M55]/[.F55]" office:value-type="percentage" office:value="0.138551734189698" calcext:value-type="percentage">
            <text:p>13,86 %</text:p>
          </table:table-cell>
          <table:table-cell table:style-name="ce15" table:formula="of:=[.K55]/[.M55]" office:value-type="percentage" office:value="0.712589449472064" calcext:value-type="percentage">
            <text:p>71,26 %</text:p>
          </table:table-cell>
          <table:table-cell table:style-name="ce2" table:formula="of:=[.D55]-[.F55]" office:value-type="float" office:value="2.97171721421181" calcext:value-type="float">
            <text:p>2,97</text:p>
          </table:table-cell>
          <table:table-cell table:style-name="ce21" table:formula="of:=[.P55]/[.F55]" office:value-type="percentage" office:value="0.0413091488169709" calcext:value-type="percentage">
            <text:p>4,13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9T22:08:39" calcext:value-type="date">
            <text:p>2025-03-09T22:08:39</text:p>
          </table:table-cell>
          <table:table-cell office:value-type="string" calcext:value-type="string">
            <text:p>swh:1:dir:4b2565821657d0c44e4f37b19723bc418599cf06</text:p>
          </table:table-cell>
          <table:table-cell office:value-type="float" office:value="69.911605393514" calcext:value-type="float">
            <text:p>69,91</text:p>
          </table:table-cell>
          <table:table-cell office:value-type="float" office:value="62.2953365147114" calcext:value-type="float">
            <text:p>62,30</text:p>
          </table:table-cell>
          <table:table-cell office:value-type="float" office:value="62.5263709202409" calcext:value-type="float">
            <text:p>62,53</text:p>
          </table:table-cell>
          <table:table-cell office:value-type="float" office:value="61.466661028564" calcext:value-type="float">
            <text:p>61,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105" calcext:value-type="float">
            <text:p>0,022105</text:p>
          </table:table-cell>
          <table:table-cell office:value-type="float" office:value="5.158101" calcext:value-type="float">
            <text:p>5,158101</text:p>
          </table:table-cell>
          <table:table-cell office:value-type="float" office:value="0.133394" calcext:value-type="float">
            <text:p>0,133394</text:p>
          </table:table-cell>
          <table:table-cell table:formula="of:=[.C56]-[.F56]" office:value-type="float" office:value="8.44494436495006" calcext:value-type="float">
            <text:p>8,44</text:p>
          </table:table-cell>
          <table:table-cell table:style-name="ce10" table:formula="of:=[.M56]/[.F56]" office:value-type="percentage" office:value="0.13739064760693" calcext:value-type="percentage">
            <text:p>13,74 %</text:p>
          </table:table-cell>
          <table:table-cell table:style-name="ce15" table:formula="of:=[.K56]/[.M56]" office:value-type="percentage" office:value="0.610791590458335" calcext:value-type="percentage">
            <text:p>61,08 %</text:p>
          </table:table-cell>
          <table:table-cell table:style-name="ce2" table:formula="of:=[.D56]-[.F56]" office:value-type="float" office:value="0.828675486147404" calcext:value-type="float">
            <text:p>0,83</text:p>
          </table:table-cell>
          <table:table-cell table:style-name="ce21" table:formula="of:=[.P56]/[.F56]" office:value-type="percentage" office:value="0.0134817065427112" calcext:value-type="percentage">
            <text:p>1,35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9T22:29:48" calcext:value-type="date">
            <text:p>2025-03-09T22:29:48</text:p>
          </table:table-cell>
          <table:table-cell office:value-type="string" calcext:value-type="string">
            <text:p>swh:1:dir:31dab753e6d79bfd6feb67a2b7ab194ef877ecd3</text:p>
          </table:table-cell>
          <table:table-cell office:value-type="float" office:value="298.215608535334" calcext:value-type="float">
            <text:p>298,22</text:p>
          </table:table-cell>
          <table:table-cell office:value-type="float" office:value="275.499187486246" calcext:value-type="float">
            <text:p>275,50</text:p>
          </table:table-cell>
          <table:table-cell office:value-type="float" office:value="272.502007976174" calcext:value-type="float">
            <text:p>272,50</text:p>
          </table:table-cell>
          <table:table-cell office:value-type="float" office:value="271.495550608262" calcext:value-type="float">
            <text:p>271,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83" calcext:value-type="float">
            <text:p>0,0983</text:p>
          </table:table-cell>
          <table:table-cell office:value-type="float" office:value="16.317856" calcext:value-type="float">
            <text:p>16,317856</text:p>
          </table:table-cell>
          <table:table-cell office:value-type="float" office:value="0.690293" calcext:value-type="float">
            <text:p>0,690293</text:p>
          </table:table-cell>
          <table:table-cell table:formula="of:=[.C57]-[.F57]" office:value-type="float" office:value="26.720057927072" calcext:value-type="float">
            <text:p>26,72</text:p>
          </table:table-cell>
          <table:table-cell table:style-name="ce10" table:formula="of:=[.M57]/[.F57]" office:value-type="percentage" office:value="0.0984180325136381" calcext:value-type="percentage">
            <text:p>9,84 %</text:p>
          </table:table-cell>
          <table:table-cell table:style-name="ce15" table:formula="of:=[.K57]/[.M57]" office:value-type="percentage" office:value="0.610696879645129" calcext:value-type="percentage">
            <text:p>61,07 %</text:p>
          </table:table-cell>
          <table:table-cell table:style-name="ce2" table:formula="of:=[.D57]-[.F57]" office:value-type="float" office:value="4.00363687798398" calcext:value-type="float">
            <text:p>4,00</text:p>
          </table:table-cell>
          <table:table-cell table:style-name="ce21" table:formula="of:=[.P57]/[.F57]" office:value-type="percentage" office:value="0.0147466021782463" calcext:value-type="percentage">
            <text:p>1,47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9T22:44:13" calcext:value-type="date">
            <text:p>2025-03-09T22:44:13</text:p>
          </table:table-cell>
          <table:table-cell office:value-type="string" calcext:value-type="string">
            <text:p>swh:1:dir:9b8318c8281bdd9b10fee4a6bc1028b64d26ff5d</text:p>
          </table:table-cell>
          <table:table-cell office:value-type="float" office:value="171.016912823543" calcext:value-type="float">
            <text:p>171,02</text:p>
          </table:table-cell>
          <table:table-cell office:value-type="float" office:value="153.144592409953" calcext:value-type="float">
            <text:p>153,14</text:p>
          </table:table-cell>
          <table:table-cell office:value-type="float" office:value="156.415073068813" calcext:value-type="float">
            <text:p>156,42</text:p>
          </table:table-cell>
          <table:table-cell office:value-type="float" office:value="155.07359906286" calcext:value-type="float">
            <text:p>155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174" calcext:value-type="float">
            <text:p>0,041174</text:p>
          </table:table-cell>
          <table:table-cell office:value-type="float" office:value="12.51595" calcext:value-type="float">
            <text:p>12,51595</text:p>
          </table:table-cell>
          <table:table-cell office:value-type="float" office:value="0.561673" calcext:value-type="float">
            <text:p>0,561673</text:p>
          </table:table-cell>
          <table:table-cell table:formula="of:=[.C58]-[.F58]" office:value-type="float" office:value="15.9433137606829" calcext:value-type="float">
            <text:p>15,94</text:p>
          </table:table-cell>
          <table:table-cell table:style-name="ce10" table:formula="of:=[.M58]/[.F58]" office:value-type="percentage" office:value="0.102811270629117" calcext:value-type="percentage">
            <text:p>10,28 %</text:p>
          </table:table-cell>
          <table:table-cell table:style-name="ce15" table:formula="of:=[.K58]/[.M58]" office:value-type="percentage" office:value="0.785028143325197" calcext:value-type="percentage">
            <text:p>78,50 %</text:p>
          </table:table-cell>
          <table:table-cell table:style-name="ce2" table:formula="of:=[.D58]-[.F58]" office:value-type="float" office:value="-1.92900665290702" calcext:value-type="float">
            <text:p>-1,93</text:p>
          </table:table-cell>
          <table:table-cell table:style-name="ce21" table:formula="of:=[.P58]/[.F58]" office:value-type="percentage" office:value="-0.0124392976274774" calcext:value-type="percentage">
            <text:p>-1,24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9T22:52:31" calcext:value-type="date">
            <text:p>2025-03-09T22:52:31</text:p>
          </table:table-cell>
          <table:table-cell office:value-type="string" calcext:value-type="string">
            <text:p>swh:1:dir:d852096d036c5952bc9d2282f8f365726c0b65f5</text:p>
          </table:table-cell>
          <table:table-cell office:value-type="float" office:value="14.7609064467251" calcext:value-type="float">
            <text:p>14,76</text:p>
          </table:table-cell>
          <table:table-cell office:value-type="float" office:value="13.8757603056729" calcext:value-type="float">
            <text:p>13,88</text:p>
          </table:table-cell>
          <table:table-cell office:value-type="float" office:value="17.4294935055077" calcext:value-type="float">
            <text:p>17,43</text:p>
          </table:table-cell>
          <table:table-cell office:value-type="float" office:value="13.9246957879514" calcext:value-type="float">
            <text:p>13,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6736" calcext:value-type="float">
            <text:p>0,026736</text:p>
          </table:table-cell>
          <table:table-cell office:value-type="float" office:value="0.597416" calcext:value-type="float">
            <text:p>0,597416</text:p>
          </table:table-cell>
          <table:table-cell office:value-type="float" office:value="0.04936" calcext:value-type="float">
            <text:p>0,04936</text:p>
          </table:table-cell>
          <table:table-cell table:formula="of:=[.C59]-[.F59]" office:value-type="float" office:value="0.83621065877378" calcext:value-type="float">
            <text:p>0,84</text:p>
          </table:table-cell>
          <table:table-cell table:style-name="ce10" table:formula="of:=[.M59]/[.F59]" office:value-type="percentage" office:value="0.0600523466729756" calcext:value-type="percentage">
            <text:p>6,01 %</text:p>
          </table:table-cell>
          <table:table-cell table:style-name="ce15" table:formula="of:=[.K59]/[.M59]" office:value-type="percentage" office:value="0.714432414525846" calcext:value-type="percentage">
            <text:p>71,44 %</text:p>
          </table:table-cell>
          <table:table-cell table:style-name="ce2" table:formula="of:=[.D59]-[.F59]" office:value-type="float" office:value="-0.0489354822785" calcext:value-type="float">
            <text:p>-0,05</text:p>
          </table:table-cell>
          <table:table-cell table:style-name="ce21" table:formula="of:=[.P59]/[.F59]" office:value-type="percentage" office:value="-0.00351429453279994" calcext:value-type="percentage">
            <text:p>-0,35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9T22:53:24" calcext:value-type="date">
            <text:p>2025-03-09T22:53:24</text:p>
          </table:table-cell>
          <table:table-cell office:value-type="string" calcext:value-type="string">
            <text:p>swh:1:dir:7b1870c07ea95b022c77e9faabf681314f3e224d</text:p>
          </table:table-cell>
          <table:table-cell office:value-type="float" office:value="11.1326088123024" calcext:value-type="float">
            <text:p>11,13</text:p>
          </table:table-cell>
          <table:table-cell office:value-type="float" office:value="10.3620629031211" calcext:value-type="float">
            <text:p>10,36</text:p>
          </table:table-cell>
          <table:table-cell office:value-type="float" office:value="10.0076789855957" calcext:value-type="float">
            <text:p>10,01</text:p>
          </table:table-cell>
          <table:table-cell office:value-type="float" office:value="9.19275951199234" calcext:value-type="float">
            <text:p>9,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978" calcext:value-type="float">
            <text:p>0,011978</text:p>
          </table:table-cell>
          <table:table-cell office:value-type="float" office:value="2.860687" calcext:value-type="float">
            <text:p>2,860687</text:p>
          </table:table-cell>
          <table:table-cell office:value-type="float" office:value="0.012635" calcext:value-type="float">
            <text:p>0,012635</text:p>
          </table:table-cell>
          <table:table-cell table:formula="of:=[.C60]-[.F60]" office:value-type="float" office:value="1.93984930031002" calcext:value-type="float">
            <text:p>1,94</text:p>
          </table:table-cell>
          <table:table-cell table:style-name="ce10" table:formula="of:=[.M60]/[.F60]" office:value-type="percentage" office:value="0.211019258991754" calcext:value-type="percentage">
            <text:p>21,10 %</text:p>
          </table:table-cell>
          <table:table-cell table:style-name="ce15" table:formula="of:=[.K60]/[.M60]" office:value-type="percentage" office:value="1.4746954825526" calcext:value-type="percentage">
            <text:p>147,47 %</text:p>
          </table:table-cell>
          <table:table-cell table:style-name="ce2" table:formula="of:=[.D60]-[.F60]" office:value-type="float" office:value="1.16930339112876" calcext:value-type="float">
            <text:p>1,17</text:p>
          </table:table-cell>
          <table:table-cell table:style-name="ce21" table:formula="of:=[.P60]/[.F60]" office:value-type="percentage" office:value="0.127198300967555" calcext:value-type="percentage">
            <text:p>12,72 %</text:p>
          </table:table-cell>
          <table:table-cell table:number-columns-repeated="16367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3"/>
          <table:table-cell table:style-name="ce12" office:value-type="string" calcext:value-type="string">
            <text:p>~ +10 %</text:p>
          </table:table-cell>
          <table:table-cell table:style-name="ce17" office:value-type="string" calcext:value-type="string">
            <text:p>~ 65 %</text:p>
          </table:table-cell>
          <table:table-cell table:style-name="ce19"/>
          <table:table-cell table:style-name="ce23" office:value-type="percentage" office:value="0.007" calcext:value-type="percentage">
            <text:p>0,70 %</text:p>
          </table:table-cell>
          <table:table-cell table:number-columns-repeated="16367"/>
        </table:table-row>
        <table:table-row table:style-name="ro2" table:number-rows-repeated="1048510">
          <table:table-cell table:number-columns-repeated="16384"/>
        </table:table-row>
        <table:table-row table:style-name="ro2">
          <table:table-cell table:number-columns-repeated="13"/>
          <table:table-cell table:style-name="ce13"/>
          <table:table-cell table:style-name="ce18"/>
          <table:table-cell/>
          <table:table-cell table:style-name="ce24"/>
          <table:table-cell table:number-columns-repeated="1636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1">00/00/0000</text:date>, <text:time style:data-style-name="N2" text:time-value="09:27:42.7592799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1T12:02:54.551379049</dc:date>
    <meta:editing-duration>PT1H49M8S</meta:editing-duration>
    <meta:editing-cycles>4</meta:editing-cycles>
    <meta:generator>LibreOffice/24.2.7.2$Linux_X86_64 LibreOffice_project/420$Build-2</meta:generator>
    <meta:document-statistic meta:table-count="1" meta:cell-count="1020" meta:object-count="0"/>
  </office:meta>
</office:document-meta>
</file>